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111000" table:style-name="ce5">
            <text:p>6.111.000</text:p>
          </table:table-cell>
          <table:table-cell office:value-type="float" office:value="913500" table:style-name="ce5">
            <text:p>91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306300" table:style-name="ce6">
            <text:p>9.306.300</text:p>
          </table:table-cell>
          <table:table-cell office:value-type="float" office:value="8608504" table:style-name="ce6">
            <text:p>8.608.504</text:p>
          </table:table-cell>
          <table:table-cell office:value-type="percentage" office:value="0.92501896564692732" table:style-name="ce7">
            <text:p>92,5%</text:p>
          </table:table-cell>
          <table:table-cell office:value-type="float" office:value="4956205" table:style-name="ce5">
            <text:p>4.956.205</text:p>
          </table:table-cell>
          <table:table-cell office:value-type="float" office:value="3858746" table:style-name="ce5">
            <text:p>3.858.746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70865" table:style-name="ce5">
            <text:p>1.070.865</text:p>
          </table:table-cell>
          <table:table-cell office:value-type="float" office:value="144700" table:style-name="ce5">
            <text:p>144.7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558165" table:style-name="ce6">
            <text:p>1.558.165</text:p>
          </table:table-cell>
          <table:table-cell office:value-type="float" office:value="1394980" table:style-name="ce6">
            <text:p>1.394.980</text:p>
          </table:table-cell>
          <table:table-cell office:value-type="percentage" office:value="0.89527103997330193" table:style-name="ce7">
            <text:p>89,5%</text:p>
          </table:table-cell>
          <table:table-cell office:value-type="float" office:value="812471" table:style-name="ce5">
            <text:p>812.471</text:p>
          </table:table-cell>
          <table:table-cell office:value-type="float" office:value="650825" table:style-name="ce5">
            <text:p>650.825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04145" table:style-name="ce5">
            <text:p>904.145</text:p>
          </table:table-cell>
          <table:table-cell office:value-type="float" office:value="119800" table:style-name="ce5">
            <text:p>119.800</text:p>
          </table:table-cell>
          <table:table-cell office:value-type="float" office:value="233400" table:style-name="ce5">
            <text:p>233.400</text:p>
          </table:table-cell>
          <table:table-cell office:value-type="float" office:value="43750" table:style-name="ce5">
            <text:p>43.750</text:p>
          </table:table-cell>
          <table:table-cell office:value-type="float" office:value="1301095" table:style-name="ce6">
            <text:p>1.301.095</text:p>
          </table:table-cell>
          <table:table-cell office:value-type="float" office:value="1235136" table:style-name="ce6">
            <text:p>1.235.136</text:p>
          </table:table-cell>
          <table:table-cell office:value-type="percentage" office:value="0.94930500847363186" table:style-name="ce7">
            <text:p>94,9%</text:p>
          </table:table-cell>
          <table:table-cell office:value-type="float" office:value="689588" table:style-name="ce5">
            <text:p>689.588</text:p>
          </table:table-cell>
          <table:table-cell office:value-type="float" office:value="586551" table:style-name="ce5">
            <text:p>586.551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95960" table:style-name="ce5">
            <text:p>795.960</text:p>
          </table:table-cell>
          <table:table-cell office:value-type="float" office:value="130800" table:style-name="ce5">
            <text:p>130.8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238710" table:style-name="ce6">
            <text:p>1.238.710</text:p>
          </table:table-cell>
          <table:table-cell office:value-type="float" office:value="1099238" table:style-name="ce6">
            <text:p>1.099.238</text:p>
          </table:table-cell>
          <table:table-cell office:value-type="percentage" office:value="0.88740544598816506" table:style-name="ce7">
            <text:p>88,7%</text:p>
          </table:table-cell>
          <table:table-cell office:value-type="float" office:value="660072" table:style-name="ce5">
            <text:p>660.072</text:p>
          </table:table-cell>
          <table:table-cell office:value-type="float" office:value="497773" table:style-name="ce5">
            <text:p>497.773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511610" table:style-name="ce5">
            <text:p>1.511.610</text:p>
          </table:table-cell>
          <table:table-cell office:value-type="float" office:value="232300" table:style-name="ce5">
            <text:p>232.300</text:p>
          </table:table-cell>
          <table:table-cell office:value-type="float" office:value="503700" table:style-name="ce5">
            <text:p>503.700</text:p>
          </table:table-cell>
          <table:table-cell office:value-type="float" office:value="111900" table:style-name="ce5">
            <text:p>111.900</text:p>
          </table:table-cell>
          <table:table-cell office:value-type="float" office:value="2359510" table:style-name="ce6">
            <text:p>2.359.510</text:p>
          </table:table-cell>
          <table:table-cell office:value-type="float" office:value="2069267" table:style-name="ce6">
            <text:p>2.069.267</text:p>
          </table:table-cell>
          <table:table-cell office:value-type="percentage" office:value="0.87699013778284474" table:style-name="ce7">
            <text:p>87,7%</text:p>
          </table:table-cell>
          <table:table-cell office:value-type="float" office:value="1250182" table:style-name="ce5">
            <text:p>1.250.182</text:p>
          </table:table-cell>
          <table:table-cell office:value-type="float" office:value="919423" table:style-name="ce5">
            <text:p>919.423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72245" table:style-name="ce5">
            <text:p>472.245</text:p>
          </table:table-cell>
          <table:table-cell office:value-type="float" office:value="63500" table:style-name="ce5">
            <text:p>63.5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690895" table:style-name="ce6">
            <text:p>690.895</text:p>
          </table:table-cell>
          <table:table-cell office:value-type="float" office:value="610251" table:style-name="ce6">
            <text:p>610.251</text:p>
          </table:table-cell>
          <table:table-cell office:value-type="percentage" office:value="0.88327604049819441" table:style-name="ce7">
            <text:p>88,3%</text:p>
          </table:table-cell>
          <table:table-cell office:value-type="float" office:value="350974" table:style-name="ce5">
            <text:p>350.974</text:p>
          </table:table-cell>
          <table:table-cell office:value-type="float" office:value="278317" table:style-name="ce5">
            <text:p>278.317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117415" table:style-name="ce5">
            <text:p>2.117.415</text:p>
          </table:table-cell>
          <table:table-cell office:value-type="float" office:value="289400" table:style-name="ce5">
            <text:p>289.4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024065" table:style-name="ce6">
            <text:p>3.024.065</text:p>
          </table:table-cell>
          <table:table-cell office:value-type="float" office:value="2670940" table:style-name="ce6">
            <text:p>2.670.940</text:p>
          </table:table-cell>
          <table:table-cell office:value-type="percentage" office:value="0.88322836976057062" table:style-name="ce7">
            <text:p>88,3%</text:p>
          </table:table-cell>
          <table:table-cell office:value-type="float" office:value="1512429" table:style-name="ce5">
            <text:p>1.512.429</text:p>
          </table:table-cell>
          <table:table-cell office:value-type="float" office:value="1271330" table:style-name="ce5">
            <text:p>1.271.330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570005" table:style-name="ce5">
            <text:p>1.570.005</text:p>
          </table:table-cell>
          <table:table-cell office:value-type="float" office:value="226200" table:style-name="ce5">
            <text:p>226.2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346530" table:style-name="ce6">
            <text:p>2.346.530</text:p>
          </table:table-cell>
          <table:table-cell office:value-type="float" office:value="2100346" table:style-name="ce6">
            <text:p>2.100.346</text:p>
          </table:table-cell>
          <table:table-cell office:value-type="percentage" office:value="0.89508593540248793" table:style-name="ce7">
            <text:p>89,5%</text:p>
          </table:table-cell>
          <table:table-cell office:value-type="float" office:value="1250237" table:style-name="ce5">
            <text:p>1.250.237</text:p>
          </table:table-cell>
          <table:table-cell office:value-type="float" office:value="921317" table:style-name="ce5">
            <text:p>921.317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778080" table:style-name="ce5">
            <text:p>5.778.080</text:p>
          </table:table-cell>
          <table:table-cell office:value-type="float" office:value="826000" table:style-name="ce5">
            <text:p>826.0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8696180" table:style-name="ce6">
            <text:p>8.696.180</text:p>
          </table:table-cell>
          <table:table-cell office:value-type="float" office:value="7885483" table:style-name="ce6">
            <text:p>7.885.483</text:p>
          </table:table-cell>
          <table:table-cell office:value-type="percentage" office:value="0.90677550372692373" table:style-name="ce7">
            <text:p>90,7%</text:p>
          </table:table-cell>
          <table:table-cell office:value-type="float" office:value="4592428" table:style-name="ce5">
            <text:p>4.592.428</text:p>
          </table:table-cell>
          <table:table-cell office:value-type="float" office:value="3659423" table:style-name="ce5">
            <text:p>3.659.423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685690" table:style-name="ce5">
            <text:p>3.685.690</text:p>
          </table:table-cell>
          <table:table-cell office:value-type="float" office:value="529700" table:style-name="ce5">
            <text:p>529.7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532440" table:style-name="ce6">
            <text:p>5.532.440</text:p>
          </table:table-cell>
          <table:table-cell office:value-type="float" office:value="4915607" table:style-name="ce6">
            <text:p>4.915.607</text:p>
          </table:table-cell>
          <table:table-cell office:value-type="percentage" office:value="0.88850615641561403" table:style-name="ce7">
            <text:p>88,9%</text:p>
          </table:table-cell>
          <table:table-cell office:value-type="float" office:value="2834678" table:style-name="ce5">
            <text:p>2.834.678</text:p>
          </table:table-cell>
          <table:table-cell office:value-type="float" office:value="2240623" table:style-name="ce5">
            <text:p>2.240.623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60615" table:style-name="ce5">
            <text:p>860.615</text:p>
          </table:table-cell>
          <table:table-cell office:value-type="float" office:value="115000" table:style-name="ce5">
            <text:p>115.0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49165" table:style-name="ce6">
            <text:p>1.249.165</text:p>
          </table:table-cell>
          <table:table-cell office:value-type="float" office:value="1180946" table:style-name="ce6">
            <text:p>1.180.946</text:p>
          </table:table-cell>
          <table:table-cell office:value-type="percentage" office:value="0.94538831939735746" table:style-name="ce7">
            <text:p>94,5%</text:p>
          </table:table-cell>
          <table:table-cell office:value-type="float" office:value="688135" table:style-name="ce5">
            <text:p>688.135</text:p>
          </table:table-cell>
          <table:table-cell office:value-type="float" office:value="548107" table:style-name="ce5">
            <text:p>548.107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97995" table:style-name="ce5">
            <text:p>2.297.995</text:p>
          </table:table-cell>
          <table:table-cell office:value-type="float" office:value="305800" table:style-name="ce5">
            <text:p>305.8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315195" table:style-name="ce6">
            <text:p>3.315.195</text:p>
          </table:table-cell>
          <table:table-cell office:value-type="float" office:value="3144812" table:style-name="ce6">
            <text:p>3.144.812</text:p>
          </table:table-cell>
          <table:table-cell office:value-type="percentage" office:value="0.94860543648262019" table:style-name="ce7">
            <text:p>94,9%</text:p>
          </table:table-cell>
          <table:table-cell office:value-type="float" office:value="1764009" table:style-name="ce5">
            <text:p>1.764.009</text:p>
          </table:table-cell>
          <table:table-cell office:value-type="float" office:value="1511993" table:style-name="ce5">
            <text:p>1.511.993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53955" table:style-name="ce5">
            <text:p>253.955</text:p>
          </table:table-cell>
          <table:table-cell office:value-type="float" office:value="34200" table:style-name="ce5">
            <text:p>34.2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63705" table:style-name="ce6">
            <text:p>363.705</text:p>
          </table:table-cell>
          <table:table-cell office:value-type="float" office:value="319186" table:style-name="ce6">
            <text:p>319.186</text:p>
          </table:table-cell>
          <table:table-cell office:value-type="percentage" office:value="0.87759585378259852" table:style-name="ce7">
            <text:p>87,8%</text:p>
          </table:table-cell>
          <table:table-cell office:value-type="float" office:value="182271" table:style-name="ce5">
            <text:p>182.271</text:p>
          </table:table-cell>
          <table:table-cell office:value-type="float" office:value="156182" table:style-name="ce5">
            <text:p>156.182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920945" table:style-name="ce5">
            <text:p>4.920.945</text:p>
          </table:table-cell>
          <table:table-cell office:value-type="float" office:value="743400" table:style-name="ce5">
            <text:p>743.4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515545" table:style-name="ce6">
            <text:p>7.515.545</text:p>
          </table:table-cell>
          <table:table-cell office:value-type="float" office:value="6304461" table:style-name="ce6">
            <text:p>6.304.461</text:p>
          </table:table-cell>
          <table:table-cell office:value-type="percentage" office:value="0.83885613085943866" table:style-name="ce7">
            <text:p>83,9%</text:p>
          </table:table-cell>
          <table:table-cell office:value-type="float" office:value="3851273" table:style-name="ce5">
            <text:p>3.851.273</text:p>
          </table:table-cell>
          <table:table-cell office:value-type="float" office:value="2849349" table:style-name="ce5">
            <text:p>2.849.349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81805" table:style-name="ce5">
            <text:p>1.081.805</text:p>
          </table:table-cell>
          <table:table-cell office:value-type="float" office:value="162600" table:style-name="ce5">
            <text:p>162.6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592405" table:style-name="ce6">
            <text:p>1.592.405</text:p>
          </table:table-cell>
          <table:table-cell office:value-type="float" office:value="1433628" table:style-name="ce6">
            <text:p>1.433.628</text:p>
          </table:table-cell>
          <table:table-cell office:value-type="percentage" office:value="0.9002910691689614" table:style-name="ce7">
            <text:p>90,0%</text:p>
          </table:table-cell>
          <table:table-cell office:value-type="float" office:value="837275" table:style-name="ce5">
            <text:p>837.275</text:p>
          </table:table-cell>
          <table:table-cell office:value-type="float" office:value="651484" table:style-name="ce5">
            <text:p>651.484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03835" table:style-name="ce5">
            <text:p>503.835</text:p>
          </table:table-cell>
          <table:table-cell office:value-type="float" office:value="72900" table:style-name="ce5">
            <text:p>72.9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51335" table:style-name="ce6">
            <text:p>751.335</text:p>
          </table:table-cell>
          <table:table-cell office:value-type="float" office:value="687590" table:style-name="ce6">
            <text:p>687.590</text:p>
          </table:table-cell>
          <table:table-cell office:value-type="percentage" office:value="0.91515768598561231" table:style-name="ce7">
            <text:p>91,5%</text:p>
          </table:table-cell>
          <table:table-cell office:value-type="float" office:value="403506" table:style-name="ce5">
            <text:p>403.506</text:p>
          </table:table-cell>
          <table:table-cell office:value-type="float" office:value="322532" table:style-name="ce5">
            <text:p>322.532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759500" table:style-name="ce5">
            <text:p>1.759.500</text:p>
          </table:table-cell>
          <table:table-cell office:value-type="float" office:value="237000" table:style-name="ce5">
            <text:p>237.0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643900" table:style-name="ce6">
            <text:p>2.643.900</text:p>
          </table:table-cell>
          <table:table-cell office:value-type="float" office:value="2341013" table:style-name="ce6">
            <text:p>2.341.013</text:p>
          </table:table-cell>
          <table:table-cell office:value-type="percentage" office:value="0.88543931313589774" table:style-name="ce7">
            <text:p>88,5%</text:p>
          </table:table-cell>
          <table:table-cell office:value-type="float" office:value="1396973" table:style-name="ce5">
            <text:p>1.396.973</text:p>
          </table:table-cell>
          <table:table-cell office:value-type="float" office:value="1072485" table:style-name="ce5">
            <text:p>1.072.485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9310" table:style-name="ce5">
            <text:p>59.310</text:p>
          </table:table-cell>
          <table:table-cell office:value-type="float" office:value="9800" table:style-name="ce5">
            <text:p>9.8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1360" table:style-name="ce6">
            <text:p>91.360</text:p>
          </table:table-cell>
          <table:table-cell office:value-type="float" office:value="80292" table:style-name="ce6">
            <text:p>80.292</text:p>
          </table:table-cell>
          <table:table-cell office:value-type="percentage" office:value="0.87885288966725039" table:style-name="ce7">
            <text:p>87,9%</text:p>
          </table:table-cell>
          <table:table-cell office:value-type="float" office:value="48329" table:style-name="ce5">
            <text:p>48.329</text:p>
          </table:table-cell>
          <table:table-cell office:value-type="float" office:value="36297" table:style-name="ce5">
            <text:p>36.297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9310" table:style-name="ce5">
            <text:p>59.310</text:p>
          </table:table-cell>
          <table:table-cell office:value-type="float" office:value="9600" table:style-name="ce5">
            <text:p>9.6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89260" table:style-name="ce6">
            <text:p>89.260</text:p>
          </table:table-cell>
          <table:table-cell office:value-type="float" office:value="74828" table:style-name="ce6">
            <text:p>74.828</text:p>
          </table:table-cell>
          <table:table-cell office:value-type="percentage" office:value="0.83831503473000224" table:style-name="ce7">
            <text:p>83,8%</text:p>
          </table:table-cell>
          <table:table-cell office:value-type="float" office:value="46428" table:style-name="ce5">
            <text:p>46.428</text:p>
          </table:table-cell>
          <table:table-cell office:value-type="float" office:value="34795" table:style-name="ce5">
            <text:p>34.795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56273" table:style-name="ce6">
            <text:p>156.273</text:p>
          </table:table-cell>
          <table:table-cell office:value-type="percentage" office:value="0.72426402432242043" table:style-name="ce7">
            <text:p>72,4%</text:p>
          </table:table-cell>
          <table:table-cell office:value-type="float" office:value="86554" table:style-name="ce5">
            <text:p>86.554</text:p>
          </table:table-cell>
          <table:table-cell office:value-type="float" office:value="70733" table:style-name="ce5">
            <text:p>70.733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5630" table:style-name="ce6">
            <text:p>5.630</text:p>
          </table:table-cell>
          <table:table-cell office:value-type="float" office:value="2649" table:style-name="ce6">
            <text:p>2.649</text:p>
          </table:table-cell>
          <table:table-cell office:value-type="percentage" office:value="0.47051509769094141" table:style-name="ce7">
            <text:p>47,1%</text:p>
          </table:table-cell>
          <table:table-cell office:value-type="float" office:value="2232" table:style-name="ce5">
            <text:p>2.232</text:p>
          </table:table-cell>
          <table:table-cell office:value-type="float" office:value="1579" table:style-name="ce5">
            <text:p>1.579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5863653" table:style-name="ce11">
            <text:p>35.863.653</text:p>
          </table:table-cell>
          <table:table-cell office:value-type="float" office:value="5227770" table:style-name="ce12">
            <text:p>5.227.77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408635" table:style-name="ce14">
            <text:p>2.408.635</text:p>
          </table:table-cell>
          <table:table-cell office:value-type="float" office:value="53887158" table:style-name="ce15">
            <text:p>53.887.158</text:p>
          </table:table-cell>
          <table:table-cell office:value-type="float" office:value="48315430" table:style-name="ce15">
            <text:p>48.315.430</text:p>
          </table:table-cell>
          <table:table-cell office:value-type="percentage" office:value="0.89660378823466624" table:style-name="ce16">
            <text:p>89,7%</text:p>
          </table:table-cell>
          <table:table-cell office:value-type="float" office:value="28216249" table:style-name="ce15">
            <text:p>28.216.249</text:p>
          </table:table-cell>
          <table:table-cell office:value-type="float" office:value="22139864" table:style-name="ce15">
            <text:p>22.139.86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40766" table:style-name="ce23">
            <text:p>4.240.766</text:p>
          </table:table-cell>
          <table:table-cell office:value-type="percentage" office:value="0.91589677202544439" table:style-name="ce24">
            <text:p>91,6%</text:p>
          </table:table-cell>
          <table:table-cell office:value-type="float" office:value="3571771" table:style-name="ce23">
            <text:p>3.571.771</text:p>
          </table:table-cell>
          <table:table-cell office:value-type="percentage" office:value="0.77141099728541818" table:style-name="ce24">
            <text:p>77,1%</text:p>
          </table:table-cell>
          <table:table-cell office:value-type="date" office:date-value="2021-07-12T00:00:00" table:style-name="ce25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3512" table:style-name="ce5">
            <text:p>713.512</text:p>
          </table:table-cell>
          <table:table-cell office:value-type="percentage" office:value="0.9062334092854657" table:style-name="ce26">
            <text:p>90,6%</text:p>
          </table:table-cell>
          <table:table-cell office:value-type="float" office:value="600166" table:style-name="ce5">
            <text:p>600.166</text:p>
          </table:table-cell>
          <table:table-cell office:value-type="percentage" office:value="0.76227236587082037" table:style-name="ce26">
            <text:p>76,2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6218" table:style-name="ce5">
            <text:p>626.218</text:p>
          </table:table-cell>
          <table:table-cell office:value-type="percentage" office:value="0.92585807958720512" table:style-name="ce26">
            <text:p>92,6%</text:p>
          </table:table-cell>
          <table:table-cell office:value-type="float" office:value="558049" table:style-name="ce5">
            <text:p>558.049</text:p>
          </table:table-cell>
          <table:table-cell office:value-type="percentage" office:value="0.82507078278740031" table:style-name="ce26">
            <text:p>82,5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13787" table:style-name="ce5">
            <text:p>513.787</text:p>
          </table:table-cell>
          <table:table-cell office:value-type="percentage" office:value="0.82968165126651572" table:style-name="ce26">
            <text:p>83,0%</text:p>
          </table:table-cell>
          <table:table-cell office:value-type="float" office:value="447834" table:style-name="ce5">
            <text:p>447.834</text:p>
          </table:table-cell>
          <table:table-cell office:value-type="percentage" office:value="0.72317838445365257" table:style-name="ce26">
            <text:p>72,3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23135" table:style-name="ce5">
            <text:p>1.023.135</text:p>
          </table:table-cell>
          <table:table-cell office:value-type="percentage" office:value="0.83980891327634111" table:style-name="ce26">
            <text:p>84,0%</text:p>
          </table:table-cell>
          <table:table-cell office:value-type="float" office:value="839350" table:style-name="ce5">
            <text:p>839.350</text:p>
          </table:table-cell>
          <table:table-cell office:value-type="percentage" office:value="0.68895464563180508" table:style-name="ce26">
            <text:p>68,9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0364" table:style-name="ce5">
            <text:p>330.364</text:p>
          </table:table-cell>
          <table:table-cell office:value-type="percentage" office:value="0.91975745157105238" table:style-name="ce26">
            <text:p>92,0%</text:p>
          </table:table-cell>
          <table:table-cell office:value-type="float" office:value="264090" table:style-name="ce5">
            <text:p>264.090</text:p>
          </table:table-cell>
          <table:table-cell office:value-type="percentage" office:value="0.7352458057942125" table:style-name="ce26">
            <text:p>73,5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11772" table:style-name="ce5">
            <text:p>1.411.772</text:p>
          </table:table-cell>
          <table:table-cell office:value-type="percentage" office:value="0.92144881412837876" table:style-name="ce26">
            <text:p>92,1%</text:p>
          </table:table-cell>
          <table:table-cell office:value-type="float" office:value="1211340" table:style-name="ce5">
            <text:p>1.211.340</text:p>
          </table:table-cell>
          <table:table-cell office:value-type="percentage" office:value="0.79062894469239398" table:style-name="ce26">
            <text:p>79,1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1860" table:style-name="ce5">
            <text:p>1.051.860</text:p>
          </table:table-cell>
          <table:table-cell office:value-type="percentage" office:value="0.91400755286221502" table:style-name="ce26">
            <text:p>91,4%</text:p>
          </table:table-cell>
          <table:table-cell office:value-type="float" office:value="869583" table:style-name="ce5">
            <text:p>869.583</text:p>
          </table:table-cell>
          <table:table-cell office:value-type="percentage" office:value="0.75561902709541529" table:style-name="ce26">
            <text:p>75,6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73818" table:style-name="ce5">
            <text:p>3.773.818</text:p>
          </table:table-cell>
          <table:table-cell office:value-type="percentage" office:value="0.87183197735437756" table:style-name="ce26">
            <text:p>87,2%</text:p>
          </table:table-cell>
          <table:table-cell office:value-type="float" office:value="3352558" table:style-name="ce5">
            <text:p>3.352.558</text:p>
          </table:table-cell>
          <table:table-cell office:value-type="percentage" office:value="0.77451198503352237" table:style-name="ce26">
            <text:p>77,5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31321" table:style-name="ce5">
            <text:p>2.631.321</text:p>
          </table:table-cell>
          <table:table-cell office:value-type="percentage" office:value="0.9076515939915345" table:style-name="ce26">
            <text:p>90,8%</text:p>
          </table:table-cell>
          <table:table-cell office:value-type="float" office:value="2117668" table:style-name="ce5">
            <text:p>2.117.668</text:p>
          </table:table-cell>
          <table:table-cell office:value-type="percentage" office:value="0.73047140038971481" table:style-name="ce26">
            <text:p>73,0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6901" table:style-name="ce5">
            <text:p>596.901</text:p>
          </table:table-cell>
          <table:table-cell office:value-type="percentage" office:value="0.95982073942574864" table:style-name="ce26">
            <text:p>96,0%</text:p>
          </table:table-cell>
          <table:table-cell office:value-type="float" office:value="517732" table:style-name="ce5">
            <text:p>517.732</text:p>
          </table:table-cell>
          <table:table-cell office:value-type="percentage" office:value="0.83251646598744466" table:style-name="ce26">
            <text:p>83,3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19235" table:style-name="ce5">
            <text:p>1.619.235</text:p>
          </table:table-cell>
          <table:table-cell office:value-type="percentage" office:value="0.94136042011486531" table:style-name="ce26">
            <text:p>94,1%</text:p>
          </table:table-cell>
          <table:table-cell office:value-type="float" office:value="1450708" table:style-name="ce5">
            <text:p>1.450.708</text:p>
          </table:table-cell>
          <table:table-cell office:value-type="percentage" office:value="0.84338535934808478" table:style-name="ce26">
            <text:p>84,3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0423" table:style-name="ce5">
            <text:p>170.423</text:p>
          </table:table-cell>
          <table:table-cell office:value-type="percentage" office:value="0.90332925193866243" table:style-name="ce26">
            <text:p>90,3%</text:p>
          </table:table-cell>
          <table:table-cell office:value-type="float" office:value="147384" table:style-name="ce5">
            <text:p>147.384</text:p>
          </table:table-cell>
          <table:table-cell office:value-type="percentage" office:value="0.78121074307885574" table:style-name="ce26">
            <text:p>78,1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294891" table:style-name="ce5">
            <text:p>3.294.891</text:p>
          </table:table-cell>
          <table:table-cell office:value-type="percentage" office:value="0.88280916758656902" table:style-name="ce26">
            <text:p>88,3%</text:p>
          </table:table-cell>
          <table:table-cell office:value-type="float" office:value="2608773" table:style-name="ce5">
            <text:p>2.608.773</text:p>
          </table:table-cell>
          <table:table-cell office:value-type="percentage" office:value="0.69897569314199359" table:style-name="ce26">
            <text:p>69,9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16823" table:style-name="ce5">
            <text:p>716.823</text:p>
          </table:table-cell>
          <table:table-cell office:value-type="percentage" office:value="0.910838992010084" table:style-name="ce26">
            <text:p>91,1%</text:p>
          </table:table-cell>
          <table:table-cell office:value-type="float" office:value="606681" table:style-name="ce5">
            <text:p>606.681</text:p>
          </table:table-cell>
          <table:table-cell office:value-type="percentage" office:value="0.77088585398580922" table:style-name="ce26">
            <text:p>77,1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4301" table:style-name="ce5">
            <text:p>344.301</text:p>
          </table:table-cell>
          <table:table-cell office:value-type="percentage" office:value="0.91691833245450038" table:style-name="ce26">
            <text:p>91,7%</text:p>
          </table:table-cell>
          <table:table-cell office:value-type="float" office:value="300947" table:style-name="ce5">
            <text:p>300.947</text:p>
          </table:table-cell>
          <table:table-cell office:value-type="percentage" office:value="0.80146099313445074" table:style-name="ce26">
            <text:p>80,1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40226" table:style-name="ce5">
            <text:p>1.240.226</text:p>
          </table:table-cell>
          <table:table-cell office:value-type="percentage" office:value="0.916472813797792" table:style-name="ce26">
            <text:p>91,6%</text:p>
          </table:table-cell>
          <table:table-cell office:value-type="float" office:value="1002312" table:style-name="ce5">
            <text:p>1.002.312</text:p>
          </table:table-cell>
          <table:table-cell office:value-type="percentage" office:value="0.74066476508579282" table:style-name="ce26">
            <text:p>74,1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856" table:style-name="ce5">
            <text:p>32.856</text:p>
          </table:table-cell>
          <table:table-cell office:value-type="percentage" office:value="0.84293704140797376" table:style-name="ce26">
            <text:p>84,3%</text:p>
          </table:table-cell>
          <table:table-cell office:value-type="float" office:value="29965" table:style-name="ce5">
            <text:p>29.965</text:p>
          </table:table-cell>
          <table:table-cell office:value-type="percentage" office:value="0.76876699676740723" table:style-name="ce26">
            <text:p>76,9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415" table:style-name="ce5">
            <text:p>30.415</text:p>
          </table:table-cell>
          <table:table-cell office:value-type="percentage" office:value="0.81705842847548693" table:style-name="ce26">
            <text:p>81,7%</text:p>
          </table:table-cell>
          <table:table-cell office:value-type="float" office:value="28400" table:style-name="ce5">
            <text:p>28.400</text:p>
          </table:table-cell>
          <table:table-cell office:value-type="percentage" office:value="0.76292813969106787" table:style-name="ce26">
            <text:p>76,3%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730" table:style-name="ce5">
            <text:p>33.730</text:p>
          </table:table-cell>
          <table:table-cell office:value-type="string" table:style-name="ce26">
            <text:p>-</text:p>
          </table:table-cell>
          <table:table-cell office:value-type="float" office:value="29262" table:style-name="ce5">
            <text:p>29.262</text:p>
          </table:table-cell>
          <table:table-cell office:value-type="string" table:style-name="ce26">
            <text:p>-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090" table:style-name="ce5">
            <text:p>1.090</text:p>
          </table:table-cell>
          <table:table-cell office:value-type="string" table:style-name="ce26">
            <text:p>-</text:p>
          </table:table-cell>
          <table:table-cell office:value-type="float" office:value="895" table:style-name="ce5">
            <text:p>895</text:p>
          </table:table-cell>
          <table:table-cell office:value-type="string" table:style-name="ce26">
            <text:p>-</text:p>
          </table:table-cell>
          <table:table-cell office:value-type="date" office:date-value="2021-07-12T00:00:00" table:style-name="ce8">
            <text:p>1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397444" table:style-name="ce15">
            <text:p>24.397.444</text:p>
          </table:table-cell>
          <table:table-cell office:value-type="percentage" office:value="0.90173549785338591" table:style-name="ce16">
            <text:p>90,2%</text:p>
          </table:table-cell>
          <table:table-cell office:value-type="float" office:value="20555468" table:style-name="ce15">
            <text:p>20.555.468</text:p>
          </table:table-cell>
          <table:table-cell office:value-type="percentage" office:value="0.75973512514627939" table:style-name="ce16">
            <text:p>76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088" table:style-name="ce35">
            <text:p>432.088</text:p>
          </table:table-cell>
          <table:table-cell office:value-type="percentage" office:value="1" table:style-name="ce36">
            <text:p>100,0%</text:p>
          </table:table-cell>
          <table:table-cell office:value-type="float" office:value="648855" table:style-name="ce35">
            <text:p>648.855</text:p>
          </table:table-cell>
          <table:table-cell office:value-type="percentage" office:value="0.99765368299504442" table:style-name="ce36">
            <text:p>99,8%</text:p>
          </table:table-cell>
          <table:table-cell office:value-type="float" office:value="893004" table:style-name="ce35">
            <text:p>893.004</text:p>
          </table:table-cell>
          <table:table-cell office:value-type="percentage" office:value="0.97473877008820642" table:style-name="ce36">
            <text:p>97,5%</text:p>
          </table:table-cell>
          <table:table-cell office:value-type="float" office:value="1152123" table:style-name="ce35">
            <text:p>1.152.123</text:p>
          </table:table-cell>
          <table:table-cell office:value-type="percentage" office:value="0.91075405072326865" table:style-name="ce36">
            <text:p>91,1%</text:p>
          </table:table-cell>
          <table:table-cell office:value-type="float" office:value="1114696" table:style-name="ce35">
            <text:p>1.114.696</text:p>
          </table:table-cell>
          <table:table-cell office:value-type="percentage" office:value="0.80476841617368677" table:style-name="ce36">
            <text:p>80,5%</text:p>
          </table:table-cell>
          <table:table-cell office:value-type="float" office:value="582764" table:style-name="ce35">
            <text:p>582.764</text:p>
          </table:table-cell>
          <table:table-cell office:value-type="percentage" office:value="0.51109920304643763" table:style-name="ce36">
            <text:p>51,1%</text:p>
          </table:table-cell>
          <table:table-cell office:value-type="float" office:value="126126" table:style-name="ce35">
            <text:p>126.126</text:p>
          </table:table-cell>
          <table:table-cell office:value-type="percentage" office:value="0.13581329037593468" table:style-name="ce36">
            <text:p>13,6%</text:p>
          </table:table-cell>
          <table:table-cell office:value-type="float" office:value="6549" table:style-name="ce35">
            <text:p>6.549</text:p>
          </table:table-cell>
          <table:table-cell office:value-type="percentage" office:value="8.6982854456128054E-3" table:style-name="ce36">
            <text:p>0,9%</text:p>
          </table:table-cell>
          <table:table-cell office:value-type="float" office:value="4956205" table:style-name="ce35">
            <text:p>4.956.20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6508610133555202" table:style-name="ce36">
            <text:p>66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21" table:style-name="ce38">
            <text:p>100.821</text:p>
          </table:table-cell>
          <table:table-cell office:value-type="percentage" office:value="1" table:style-name="ce39">
            <text:p>100,0%</text:p>
          </table:table-cell>
          <table:table-cell office:value-type="float" office:value="118338" table:style-name="ce38">
            <text:p>118.338</text:p>
          </table:table-cell>
          <table:table-cell office:value-type="percentage" office:value="0.99481316464209157" table:style-name="ce39">
            <text:p>99,5%</text:p>
          </table:table-cell>
          <table:table-cell office:value-type="float" office:value="149845" table:style-name="ce38">
            <text:p>149.845</text:p>
          </table:table-cell>
          <table:table-cell office:value-type="percentage" office:value="0.95829043212442522" table:style-name="ce39">
            <text:p>95,8%</text:p>
          </table:table-cell>
          <table:table-cell office:value-type="float" office:value="175726" table:style-name="ce38">
            <text:p>175.726</text:p>
          </table:table-cell>
          <table:table-cell office:value-type="percentage" office:value="0.88631434537439602" table:style-name="ce39">
            <text:p>88,6%</text:p>
          </table:table-cell>
          <table:table-cell office:value-type="float" office:value="168782" table:style-name="ce38">
            <text:p>168.782</text:p>
          </table:table-cell>
          <table:table-cell office:value-type="percentage" office:value="0.78524073824223162" table:style-name="ce39">
            <text:p>78,5%</text:p>
          </table:table-cell>
          <table:table-cell office:value-type="float" office:value="71894" table:style-name="ce38">
            <text:p>71.894</text:p>
          </table:table-cell>
          <table:table-cell office:value-type="percentage" office:value="0.43761489110453722" table:style-name="ce39">
            <text:p>43,8%</text:p>
          </table:table-cell>
          <table:table-cell office:value-type="float" office:value="22488" table:style-name="ce38">
            <text:p>22.488</text:p>
          </table:table-cell>
          <table:table-cell office:value-type="percentage" office:value="0.17245266524029723" table:style-name="ce39">
            <text:p>17,2%</text:p>
          </table:table-cell>
          <table:table-cell office:value-type="float" office:value="4577" table:style-name="ce38">
            <text:p>4.577</text:p>
          </table:table-cell>
          <table:table-cell office:value-type="percentage" office:value="4.4389917465982601E-2" table:style-name="ce39">
            <text:p>4,4%</text:p>
          </table:table-cell>
          <table:table-cell office:value-type="float" office:value="812471" table:style-name="ce38">
            <text:p>812.47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8555201352758421" table:style-name="ce39">
            <text:p>6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86" table:style-name="ce38">
            <text:p>88.586</text:p>
          </table:table-cell>
          <table:table-cell office:value-type="percentage" office:value="1" table:style-name="ce39">
            <text:p>100,0%</text:p>
          </table:table-cell>
          <table:table-cell office:value-type="float" office:value="113709" table:style-name="ce38">
            <text:p>113.709</text:p>
          </table:table-cell>
          <table:table-cell office:value-type="percentage" office:value="1" table:style-name="ce39">
            <text:p>100,0%</text:p>
          </table:table-cell>
          <table:table-cell office:value-type="float" office:value="143694" table:style-name="ce38">
            <text:p>143.694</text:p>
          </table:table-cell>
          <table:table-cell office:value-type="percentage" office:value="0.96018763531392837" table:style-name="ce39">
            <text:p>96,0%</text:p>
          </table:table-cell>
          <table:table-cell office:value-type="float" office:value="145407" table:style-name="ce38">
            <text:p>145.407</text:p>
          </table:table-cell>
          <table:table-cell office:value-type="percentage" office:value="0.89401457161302222" table:style-name="ce39">
            <text:p>89,4%</text:p>
          </table:table-cell>
          <table:table-cell office:value-type="float" office:value="134822" table:style-name="ce38">
            <text:p>134.822</text:p>
          </table:table-cell>
          <table:table-cell office:value-type="percentage" office:value="0.80735120633799018" table:style-name="ce39">
            <text:p>80,7%</text:p>
          </table:table-cell>
          <table:table-cell office:value-type="float" office:value="52202" table:style-name="ce38">
            <text:p>52.202</text:p>
          </table:table-cell>
          <table:table-cell office:value-type="percentage" office:value="0.45610785401612919" table:style-name="ce39">
            <text:p>45,6%</text:p>
          </table:table-cell>
          <table:table-cell office:value-type="float" office:value="10528" table:style-name="ce38">
            <text:p>10.528</text:p>
          </table:table-cell>
          <table:table-cell office:value-type="percentage" office:value="0.13307883859387443" table:style-name="ce39">
            <text:p>13,3%</text:p>
          </table:table-cell>
          <table:table-cell office:value-type="float" office:value="640" table:style-name="ce38">
            <text:p>640</text:p>
          </table:table-cell>
          <table:table-cell office:value-type="percentage" office:value="0.01" table:style-name="ce39">
            <text:p>1,0%</text:p>
          </table:table-cell>
          <table:table-cell office:value-type="float" office:value="689588" table:style-name="ce38">
            <text:p>689.58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3837462671065301" table:style-name="ce39">
            <text:p>7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35" table:style-name="ce38">
            <text:p>50.835</text:p>
          </table:table-cell>
          <table:table-cell office:value-type="percentage" office:value="1" table:style-name="ce39">
            <text:p>100,0%</text:p>
          </table:table-cell>
          <table:table-cell office:value-type="float" office:value="77795" table:style-name="ce38">
            <text:p>77.795</text:p>
          </table:table-cell>
          <table:table-cell office:value-type="percentage" office:value="0.96620547468826068" table:style-name="ce39">
            <text:p>96,6%</text:p>
          </table:table-cell>
          <table:table-cell office:value-type="float" office:value="103014" table:style-name="ce38">
            <text:p>103.014</text:p>
          </table:table-cell>
          <table:table-cell office:value-type="percentage" office:value="0.87872661667988838" table:style-name="ce39">
            <text:p>87,9%</text:p>
          </table:table-cell>
          <table:table-cell office:value-type="float" office:value="137921" table:style-name="ce38">
            <text:p>137.921</text:p>
          </table:table-cell>
          <table:table-cell office:value-type="percentage" office:value="0.83186668033800371" table:style-name="ce39">
            <text:p>83,2%</text:p>
          </table:table-cell>
          <table:table-cell office:value-type="float" office:value="144222" table:style-name="ce38">
            <text:p>144.222</text:p>
          </table:table-cell>
          <table:table-cell office:value-type="percentage" office:value="0.69952272859554154" table:style-name="ce39">
            <text:p>70,0%</text:p>
          </table:table-cell>
          <table:table-cell office:value-type="float" office:value="83332" table:style-name="ce38">
            <text:p>83.332</text:p>
          </table:table-cell>
          <table:table-cell office:value-type="percentage" office:value="0.45739816781658404" table:style-name="ce39">
            <text:p>45,7%</text:p>
          </table:table-cell>
          <table:table-cell office:value-type="float" office:value="47381" table:style-name="ce38">
            <text:p>47.381</text:p>
          </table:table-cell>
          <table:table-cell office:value-type="percentage" office:value="0.34348494294703569" table:style-name="ce39">
            <text:p>34,3%</text:p>
          </table:table-cell>
          <table:table-cell office:value-type="float" office:value="15572" table:style-name="ce38">
            <text:p>15.572</text:p>
          </table:table-cell>
          <table:table-cell office:value-type="percentage" office:value="0.1630917469627147" table:style-name="ce39">
            <text:p>16,3%</text:p>
          </table:table-cell>
          <table:table-cell office:value-type="float" office:value="660072" table:style-name="ce38">
            <text:p>660.07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3783268767870649" table:style-name="ce39">
            <text:p>6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740" table:style-name="ce38">
            <text:p>91.740</text:p>
          </table:table-cell>
          <table:table-cell office:value-type="percentage" office:value="1" table:style-name="ce39">
            <text:p>100,0%</text:p>
          </table:table-cell>
          <table:table-cell office:value-type="float" office:value="148584" table:style-name="ce38">
            <text:p>148.584</text:p>
          </table:table-cell>
          <table:table-cell office:value-type="percentage" office:value="0.96151581236127381" table:style-name="ce39">
            <text:p>96,2%</text:p>
          </table:table-cell>
          <table:table-cell office:value-type="float" office:value="212431" table:style-name="ce38">
            <text:p>212.431</text:p>
          </table:table-cell>
          <table:table-cell office:value-type="percentage" office:value="0.90360794922838716" table:style-name="ce39">
            <text:p>90,4%</text:p>
          </table:table-cell>
          <table:table-cell office:value-type="float" office:value="298422" table:style-name="ce38">
            <text:p>298.422</text:p>
          </table:table-cell>
          <table:table-cell office:value-type="percentage" office:value="0.85138882548956951" table:style-name="ce39">
            <text:p>85,1%</text:p>
          </table:table-cell>
          <table:table-cell office:value-type="float" office:value="271958" table:style-name="ce38">
            <text:p>271.958</text:p>
          </table:table-cell>
          <table:table-cell office:value-type="percentage" office:value="0.70106000144358172" table:style-name="ce39">
            <text:p>70,1%</text:p>
          </table:table-cell>
          <table:table-cell office:value-type="float" office:value="163552" table:style-name="ce38">
            <text:p>163.552</text:p>
          </table:table-cell>
          <table:table-cell office:value-type="percentage" office:value="0.52600230273948811" table:style-name="ce39">
            <text:p>52,6%</text:p>
          </table:table-cell>
          <table:table-cell office:value-type="float" office:value="56685" table:style-name="ce38">
            <text:p>56.685</text:p>
          </table:table-cell>
          <table:table-cell office:value-type="percentage" office:value="0.2251656418323085" table:style-name="ce39">
            <text:p>22,5%</text:p>
          </table:table-cell>
          <table:table-cell office:value-type="float" office:value="6810" table:style-name="ce38">
            <text:p>6.810</text:p>
          </table:table-cell>
          <table:table-cell office:value-type="percentage" office:value="3.7876049099818128E-2" table:style-name="ce39">
            <text:p>3,8%</text:p>
          </table:table-cell>
          <table:table-cell office:value-type="float" office:value="1250182" table:style-name="ce38">
            <text:p>1.250.18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3759617375587396" table:style-name="ce39">
            <text:p>6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39" table:style-name="ce38">
            <text:p>42.239</text:p>
          </table:table-cell>
          <table:table-cell office:value-type="percentage" office:value="1" table:style-name="ce39">
            <text:p>100,0%</text:p>
          </table:table-cell>
          <table:table-cell office:value-type="float" office:value="55747" table:style-name="ce38">
            <text:p>55.747</text:p>
          </table:table-cell>
          <table:table-cell office:value-type="percentage" office:value="1" table:style-name="ce39">
            <text:p>100,0%</text:p>
          </table:table-cell>
          <table:table-cell office:value-type="float" office:value="74586" table:style-name="ce38">
            <text:p>74.586</text:p>
          </table:table-cell>
          <table:table-cell office:value-type="percentage" office:value="0.96432865731462925" table:style-name="ce39">
            <text:p>96,4%</text:p>
          </table:table-cell>
          <table:table-cell office:value-type="float" office:value="80795" table:style-name="ce38">
            <text:p>80.795</text:p>
          </table:table-cell>
          <table:table-cell office:value-type="percentage" office:value="0.89808145480414392" table:style-name="ce39">
            <text:p>89,8%</text:p>
          </table:table-cell>
          <table:table-cell office:value-type="float" office:value="76997" table:style-name="ce38">
            <text:p>76.997</text:p>
          </table:table-cell>
          <table:table-cell office:value-type="percentage" office:value="0.78754001779705218" table:style-name="ce39">
            <text:p>78,8%</text:p>
          </table:table-cell>
          <table:table-cell office:value-type="float" office:value="14601" table:style-name="ce38">
            <text:p>14.601</text:p>
          </table:table-cell>
          <table:table-cell office:value-type="percentage" office:value="0.20718573070537652" table:style-name="ce39">
            <text:p>20,7%</text:p>
          </table:table-cell>
          <table:table-cell office:value-type="float" office:value="5718" table:style-name="ce38">
            <text:p>5.718</text:p>
          </table:table-cell>
          <table:table-cell office:value-type="percentage" office:value="0.11321651321651321" table:style-name="ce39">
            <text:p>11,3%</text:p>
          </table:table-cell>
          <table:table-cell office:value-type="float" office:value="291" table:style-name="ce38">
            <text:p>291</text:p>
          </table:table-cell>
          <table:table-cell office:value-type="percentage" office:value="6.6192025112026022E-3" table:style-name="ce39">
            <text:p>0,7%</text:p>
          </table:table-cell>
          <table:table-cell office:value-type="float" office:value="350974" table:style-name="ce38">
            <text:p>350.97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6963541279117467" table:style-name="ce39">
            <text:p>6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573" table:style-name="ce38">
            <text:p>228.573</text:p>
          </table:table-cell>
          <table:table-cell office:value-type="percentage" office:value="1" table:style-name="ce39">
            <text:p>100,0%</text:p>
          </table:table-cell>
          <table:table-cell office:value-type="float" office:value="248980" table:style-name="ce38">
            <text:p>248.980</text:p>
          </table:table-cell>
          <table:table-cell office:value-type="percentage" office:value="1" table:style-name="ce39">
            <text:p>100,0%</text:p>
          </table:table-cell>
          <table:table-cell office:value-type="float" office:value="310034" table:style-name="ce38">
            <text:p>310.034</text:p>
          </table:table-cell>
          <table:table-cell office:value-type="percentage" office:value="0.97318998665934242" table:style-name="ce39">
            <text:p>97,3%</text:p>
          </table:table-cell>
          <table:table-cell office:value-type="float" office:value="337298" table:style-name="ce38">
            <text:p>337.298</text:p>
          </table:table-cell>
          <table:table-cell office:value-type="percentage" office:value="0.88489014232307994" table:style-name="ce39">
            <text:p>88,5%</text:p>
          </table:table-cell>
          <table:table-cell office:value-type="float" office:value="286887" table:style-name="ce38">
            <text:p>286.887</text:p>
          </table:table-cell>
          <table:table-cell office:value-type="percentage" office:value="0.78965882660574449" table:style-name="ce39">
            <text:p>79,0%</text:p>
          </table:table-cell>
          <table:table-cell office:value-type="float" office:value="72697" table:style-name="ce38">
            <text:p>72.697</text:p>
          </table:table-cell>
          <table:table-cell office:value-type="percentage" office:value="0.27147727824395124" table:style-name="ce39">
            <text:p>27,1%</text:p>
          </table:table-cell>
          <table:table-cell office:value-type="float" office:value="26700" table:style-name="ce38">
            <text:p>26.700</text:p>
          </table:table-cell>
          <table:table-cell office:value-type="percentage" office:value="0.12653668616058311" table:style-name="ce39">
            <text:p>12,7%</text:p>
          </table:table-cell>
          <table:table-cell office:value-type="float" office:value="1260" table:style-name="ce38">
            <text:p>1.260</text:p>
          </table:table-cell>
          <table:table-cell office:value-type="percentage" office:value="7.6205682766629168E-3" table:style-name="ce39">
            <text:p>0,8%</text:p>
          </table:table-cell>
          <table:table-cell office:value-type="float" office:value="1512429" table:style-name="ce38">
            <text:p>1.512.42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949692889567527" table:style-name="ce39">
            <text:p>6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29" table:style-name="ce38">
            <text:p>137.429</text:p>
          </table:table-cell>
          <table:table-cell office:value-type="percentage" office:value="1" table:style-name="ce39">
            <text:p>100,0%</text:p>
          </table:table-cell>
          <table:table-cell office:value-type="float" office:value="157451" table:style-name="ce38">
            <text:p>157.451</text:p>
          </table:table-cell>
          <table:table-cell office:value-type="percentage" office:value="0.9896292292317459" table:style-name="ce39">
            <text:p>99,0%</text:p>
          </table:table-cell>
          <table:table-cell office:value-type="float" office:value="214986" table:style-name="ce38">
            <text:p>214.986</text:p>
          </table:table-cell>
          <table:table-cell office:value-type="percentage" office:value="0.98416985588983907" table:style-name="ce39">
            <text:p>98,4%</text:p>
          </table:table-cell>
          <table:table-cell office:value-type="float" office:value="276680" table:style-name="ce38">
            <text:p>276.680</text:p>
          </table:table-cell>
          <table:table-cell office:value-type="percentage" office:value="0.89983673628682381" table:style-name="ce39">
            <text:p>90,0%</text:p>
          </table:table-cell>
          <table:table-cell office:value-type="float" office:value="265314" table:style-name="ce38">
            <text:p>265.314</text:p>
          </table:table-cell>
          <table:table-cell office:value-type="percentage" office:value="0.80251054884227402" table:style-name="ce39">
            <text:p>80,3%</text:p>
          </table:table-cell>
          <table:table-cell office:value-type="float" office:value="150360" table:style-name="ce38">
            <text:p>150.360</text:p>
          </table:table-cell>
          <table:table-cell office:value-type="percentage" office:value="0.56547361612028535" table:style-name="ce39">
            <text:p>56,5%</text:p>
          </table:table-cell>
          <table:table-cell office:value-type="float" office:value="46449" table:style-name="ce38">
            <text:p>46.449</text:p>
          </table:table-cell>
          <table:table-cell office:value-type="percentage" office:value="0.2129818560312533" table:style-name="ce39">
            <text:p>21,3%</text:p>
          </table:table-cell>
          <table:table-cell office:value-type="float" office:value="1568" table:style-name="ce38">
            <text:p>1.568</text:p>
          </table:table-cell>
          <table:table-cell office:value-type="percentage" office:value="9.012944611776607E-3" table:style-name="ce39">
            <text:p>0,9%</text:p>
          </table:table-cell>
          <table:table-cell office:value-type="float" office:value="1250237" table:style-name="ce38">
            <text:p>1.250.23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9120304027457125" table:style-name="ce39">
            <text:p>6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007" table:style-name="ce38">
            <text:p>456.007</text:p>
          </table:table-cell>
          <table:table-cell office:value-type="percentage" office:value="1" table:style-name="ce39">
            <text:p>100,0%</text:p>
          </table:table-cell>
          <table:table-cell office:value-type="float" office:value="612092" table:style-name="ce38">
            <text:p>612.092</text:p>
          </table:table-cell>
          <table:table-cell office:value-type="percentage" office:value="0.96348135975268068" table:style-name="ce39">
            <text:p>96,3%</text:p>
          </table:table-cell>
          <table:table-cell office:value-type="float" office:value="766060" table:style-name="ce38">
            <text:p>766.060</text:p>
          </table:table-cell>
          <table:table-cell office:value-type="percentage" office:value="0.9146067737683623" table:style-name="ce39">
            <text:p>91,5%</text:p>
          </table:table-cell>
          <table:table-cell office:value-type="float" office:value="953728" table:style-name="ce38">
            <text:p>953.728</text:p>
          </table:table-cell>
          <table:table-cell office:value-type="percentage" office:value="0.87355327996482812" table:style-name="ce39">
            <text:p>87,4%</text:p>
          </table:table-cell>
          <table:table-cell office:value-type="float" office:value="985931" table:style-name="ce38">
            <text:p>985.931</text:p>
          </table:table-cell>
          <table:table-cell office:value-type="percentage" office:value="0.74875812129059693" table:style-name="ce39">
            <text:p>74,9%</text:p>
          </table:table-cell>
          <table:table-cell office:value-type="float" office:value="499957" table:style-name="ce38">
            <text:p>499.957</text:p>
          </table:table-cell>
          <table:table-cell office:value-type="percentage" office:value="0.47858712757932786" table:style-name="ce39">
            <text:p>47,9%</text:p>
          </table:table-cell>
          <table:table-cell office:value-type="float" office:value="256250" table:style-name="ce38">
            <text:p>256.250</text:p>
          </table:table-cell>
          <table:table-cell office:value-type="percentage" office:value="0.30544678669980391" table:style-name="ce39">
            <text:p>30,5%</text:p>
          </table:table-cell>
          <table:table-cell office:value-type="float" office:value="62403" table:style-name="ce38">
            <text:p>62.403</text:p>
          </table:table-cell>
          <table:table-cell office:value-type="percentage" office:value="9.5102458829015829E-2" table:style-name="ce39">
            <text:p>9,5%</text:p>
          </table:table-cell>
          <table:table-cell office:value-type="float" office:value="4592428" table:style-name="ce38">
            <text:p>4.592.42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6863530740962906" table:style-name="ce39">
            <text:p>6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275" table:style-name="ce38">
            <text:p>295.275</text:p>
          </table:table-cell>
          <table:table-cell office:value-type="percentage" office:value="1" table:style-name="ce39">
            <text:p>100,0%</text:p>
          </table:table-cell>
          <table:table-cell office:value-type="float" office:value="430623" table:style-name="ce38">
            <text:p>430.623</text:p>
          </table:table-cell>
          <table:table-cell office:value-type="percentage" office:value="0.98346739383641424" table:style-name="ce39">
            <text:p>98,3%</text:p>
          </table:table-cell>
          <table:table-cell office:value-type="float" office:value="546607" table:style-name="ce38">
            <text:p>546.607</text:p>
          </table:table-cell>
          <table:table-cell office:value-type="percentage" office:value="0.94124443801573199" table:style-name="ce39">
            <text:p>94,1%</text:p>
          </table:table-cell>
          <table:table-cell office:value-type="float" office:value="685919" table:style-name="ce38">
            <text:p>685.919</text:p>
          </table:table-cell>
          <table:table-cell office:value-type="percentage" office:value="0.9117213897019143" table:style-name="ce39">
            <text:p>91,2%</text:p>
          </table:table-cell>
          <table:table-cell office:value-type="float" office:value="672897" table:style-name="ce38">
            <text:p>672.897</text:p>
          </table:table-cell>
          <table:table-cell office:value-type="percentage" office:value="0.79016731095318393" table:style-name="ce39">
            <text:p>79,0%</text:p>
          </table:table-cell>
          <table:table-cell office:value-type="float" office:value="139142" table:style-name="ce38">
            <text:p>139.142</text:p>
          </table:table-cell>
          <table:table-cell office:value-type="percentage" office:value="0.21447409592776362" table:style-name="ce39">
            <text:p>21,4%</text:p>
          </table:table-cell>
          <table:table-cell office:value-type="float" office:value="61202" table:style-name="ce38">
            <text:p>61.202</text:p>
          </table:table-cell>
          <table:table-cell office:value-type="percentage" office:value="0.11857957165498348" table:style-name="ce39">
            <text:p>11,9%</text:p>
          </table:table-cell>
          <table:table-cell office:value-type="float" office:value="3013" table:style-name="ce38">
            <text:p>3.013</text:p>
          </table:table-cell>
          <table:table-cell office:value-type="percentage" office:value="7.0972437819617415E-3" table:style-name="ce39">
            <text:p>0,7%</text:p>
          </table:table-cell>
          <table:table-cell office:value-type="float" office:value="2834678" table:style-name="ce38">
            <text:p>2.834.67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3154815494582883" table:style-name="ce39">
            <text:p>6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50" table:style-name="ce38">
            <text:p>78.050</text:p>
          </table:table-cell>
          <table:table-cell office:value-type="percentage" office:value="1" table:style-name="ce39">
            <text:p>100,0%</text:p>
          </table:table-cell>
          <table:table-cell office:value-type="float" office:value="95471" table:style-name="ce38">
            <text:p>95.471</text:p>
          </table:table-cell>
          <table:table-cell office:value-type="percentage" office:value="1" table:style-name="ce39">
            <text:p>100,0%</text:p>
          </table:table-cell>
          <table:table-cell office:value-type="float" office:value="129384" table:style-name="ce38">
            <text:p>129.384</text:p>
          </table:table-cell>
          <table:table-cell office:value-type="percentage" office:value="1" table:style-name="ce39">
            <text:p>100,0%</text:p>
          </table:table-cell>
          <table:table-cell office:value-type="float" office:value="156092" table:style-name="ce38">
            <text:p>156.092</text:p>
          </table:table-cell>
          <table:table-cell office:value-type="percentage" office:value="0.92244232223903178" table:style-name="ce39">
            <text:p>92,2%</text:p>
          </table:table-cell>
          <table:table-cell office:value-type="float" office:value="137904" table:style-name="ce38">
            <text:p>137.904</text:p>
          </table:table-cell>
          <table:table-cell office:value-type="percentage" office:value="0.86463440630995525" table:style-name="ce39">
            <text:p>86,5%</text:p>
          </table:table-cell>
          <table:table-cell office:value-type="float" office:value="77685" table:style-name="ce38">
            <text:p>77.685</text:p>
          </table:table-cell>
          <table:table-cell office:value-type="percentage" office:value="0.58200166318297264" table:style-name="ce39">
            <text:p>58,2%</text:p>
          </table:table-cell>
          <table:table-cell office:value-type="float" office:value="12875" table:style-name="ce38">
            <text:p>12.875</text:p>
          </table:table-cell>
          <table:table-cell office:value-type="percentage" office:value="0.11361630780091775" table:style-name="ce39">
            <text:p>11,4%</text:p>
          </table:table-cell>
          <table:table-cell office:value-type="float" office:value="674" table:style-name="ce38">
            <text:p>674</text:p>
          </table:table-cell>
          <table:table-cell office:value-type="percentage" office:value="7.9528023598820063E-3" table:style-name="ce39">
            <text:p>0,8%</text:p>
          </table:table-cell>
          <table:table-cell office:value-type="float" office:value="688135" table:style-name="ce38">
            <text:p>688.13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2174144699649789" table:style-name="ce39">
            <text:p>7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089" table:style-name="ce38">
            <text:p>241.089</text:p>
          </table:table-cell>
          <table:table-cell office:value-type="percentage" office:value="1" table:style-name="ce39">
            <text:p>100,0%</text:p>
          </table:table-cell>
          <table:table-cell office:value-type="float" office:value="289249" table:style-name="ce38">
            <text:p>289.249</text:p>
          </table:table-cell>
          <table:table-cell office:value-type="percentage" office:value="0.99822958151862562" table:style-name="ce39">
            <text:p>99,8%</text:p>
          </table:table-cell>
          <table:table-cell office:value-type="float" office:value="334707" table:style-name="ce38">
            <text:p>334.707</text:p>
          </table:table-cell>
          <table:table-cell office:value-type="percentage" office:value="0.96477645153014902" table:style-name="ce39">
            <text:p>96,5%</text:p>
          </table:table-cell>
          <table:table-cell office:value-type="float" office:value="374629" table:style-name="ce38">
            <text:p>374.629</text:p>
          </table:table-cell>
          <table:table-cell office:value-type="percentage" office:value="0.92298386997430337" table:style-name="ce39">
            <text:p>92,3%</text:p>
          </table:table-cell>
          <table:table-cell office:value-type="float" office:value="379561" table:style-name="ce38">
            <text:p>379.561</text:p>
          </table:table-cell>
          <table:table-cell office:value-type="percentage" office:value="0.85636962147551676" table:style-name="ce39">
            <text:p>85,6%</text:p>
          </table:table-cell>
          <table:table-cell office:value-type="float" office:value="123313" table:style-name="ce38">
            <text:p>123.313</text:p>
          </table:table-cell>
          <table:table-cell office:value-type="percentage" office:value="0.38129236135160538" table:style-name="ce39">
            <text:p>38,1%</text:p>
          </table:table-cell>
          <table:table-cell office:value-type="float" office:value="21025" table:style-name="ce38">
            <text:p>21.025</text:p>
          </table:table-cell>
          <table:table-cell office:value-type="percentage" office:value="9.1024802905866717E-2" table:style-name="ce39">
            <text:p>9,1%</text:p>
          </table:table-cell>
          <table:table-cell office:value-type="float" office:value="436" table:style-name="ce38">
            <text:p>436</text:p>
          </table:table-cell>
          <table:table-cell office:value-type="percentage" office:value="2.4221280283544529E-3" table:style-name="ce39">
            <text:p>0,2%</text:p>
          </table:table-cell>
          <table:table-cell office:value-type="float" office:value="1764009" table:style-name="ce38">
            <text:p>1.764.00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868452069813082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0" table:style-name="ce38">
            <text:p>23.320</text:p>
          </table:table-cell>
          <table:table-cell office:value-type="percentage" office:value="1" table:style-name="ce39">
            <text:p>100,0%</text:p>
          </table:table-cell>
          <table:table-cell office:value-type="float" office:value="28524" table:style-name="ce38">
            <text:p>28.524</text:p>
          </table:table-cell>
          <table:table-cell office:value-type="percentage" office:value="1" table:style-name="ce39">
            <text:p>100,0%</text:p>
          </table:table-cell>
          <table:table-cell office:value-type="float" office:value="36484" table:style-name="ce38">
            <text:p>36.484</text:p>
          </table:table-cell>
          <table:table-cell office:value-type="percentage" office:value="0.96728352510737581" table:style-name="ce39">
            <text:p>96,7%</text:p>
          </table:table-cell>
          <table:table-cell office:value-type="float" office:value="42729" table:style-name="ce38">
            <text:p>42.729</text:p>
          </table:table-cell>
          <table:table-cell office:value-type="percentage" office:value="0.89646273917421959" table:style-name="ce39">
            <text:p>89,6%</text:p>
          </table:table-cell>
          <table:table-cell office:value-type="float" office:value="39366" table:style-name="ce38">
            <text:p>39.366</text:p>
          </table:table-cell>
          <table:table-cell office:value-type="percentage" office:value="0.74349821519632842" table:style-name="ce39">
            <text:p>74,3%</text:p>
          </table:table-cell>
          <table:table-cell office:value-type="float" office:value="7921" table:style-name="ce38">
            <text:p>7.921</text:p>
          </table:table-cell>
          <table:table-cell office:value-type="percentage" office:value="0.20145476741524454" table:style-name="ce39">
            <text:p>20,1%</text:p>
          </table:table-cell>
          <table:table-cell office:value-type="float" office:value="3691" table:style-name="ce38">
            <text:p>3.691</text:p>
          </table:table-cell>
          <table:table-cell office:value-type="percentage" office:value="0.12118326876354324" table:style-name="ce39">
            <text:p>12,1%</text:p>
          </table:table-cell>
          <table:table-cell office:value-type="float" office:value="236" table:style-name="ce38">
            <text:p>236</text:p>
          </table:table-cell>
          <table:table-cell office:value-type="percentage" office:value="9.2433025223249247E-3" table:style-name="ce39">
            <text:p>0,9%</text:p>
          </table:table-cell>
          <table:table-cell office:value-type="float" office:value="182271" table:style-name="ce38">
            <text:p>182.27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4186709863717994" table:style-name="ce39">
            <text:p>6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814" table:style-name="ce38">
            <text:p>371.814</text:p>
          </table:table-cell>
          <table:table-cell office:value-type="percentage" office:value="1" table:style-name="ce39">
            <text:p>100,0%</text:p>
          </table:table-cell>
          <table:table-cell office:value-type="float" office:value="506663" table:style-name="ce38">
            <text:p>506.663</text:p>
          </table:table-cell>
          <table:table-cell office:value-type="percentage" office:value="0.96308933415196518" table:style-name="ce39">
            <text:p>96,3%</text:p>
          </table:table-cell>
          <table:table-cell office:value-type="float" office:value="668933" table:style-name="ce38">
            <text:p>668.933</text:p>
          </table:table-cell>
          <table:table-cell office:value-type="percentage" office:value="0.95110354701893729" table:style-name="ce39">
            <text:p>95,1%</text:p>
          </table:table-cell>
          <table:table-cell office:value-type="float" office:value="889399" table:style-name="ce38">
            <text:p>889.399</text:p>
          </table:table-cell>
          <table:table-cell office:value-type="percentage" office:value="0.91428304154163875" table:style-name="ce39">
            <text:p>91,4%</text:p>
          </table:table-cell>
          <table:table-cell office:value-type="float" office:value="858082" table:style-name="ce38">
            <text:p>858.082</text:p>
          </table:table-cell>
          <table:table-cell office:value-type="percentage" office:value="0.73593768627178546" table:style-name="ce39">
            <text:p>73,6%</text:p>
          </table:table-cell>
          <table:table-cell office:value-type="float" office:value="414770" table:style-name="ce38">
            <text:p>414.770</text:p>
          </table:table-cell>
          <table:table-cell office:value-type="percentage" office:value="0.43676551114106399" table:style-name="ce39">
            <text:p>43,7%</text:p>
          </table:table-cell>
          <table:table-cell office:value-type="float" office:value="133602" table:style-name="ce38">
            <text:p>133.602</text:p>
          </table:table-cell>
          <table:table-cell office:value-type="percentage" office:value="0.17994141216875989" table:style-name="ce39">
            <text:p>18,0%</text:p>
          </table:table-cell>
          <table:table-cell office:value-type="float" office:value="8010" table:style-name="ce38">
            <text:p>8.010</text:p>
          </table:table-cell>
          <table:table-cell office:value-type="percentage" office:value="1.4470446686972262E-2" table:style-name="ce39">
            <text:p>1,4%</text:p>
          </table:table-cell>
          <table:table-cell office:value-type="float" office:value="3851273" table:style-name="ce38">
            <text:p>3.851.27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4424784001571112" table:style-name="ce39">
            <text:p>6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470" table:style-name="ce38">
            <text:p>73.470</text:p>
          </table:table-cell>
          <table:table-cell office:value-type="percentage" office:value="1" table:style-name="ce39">
            <text:p>100,0%</text:p>
          </table:table-cell>
          <table:table-cell office:value-type="float" office:value="101845" table:style-name="ce38">
            <text:p>101.845</text:p>
          </table:table-cell>
          <table:table-cell office:value-type="percentage" office:value="0.98975694613164367" table:style-name="ce39">
            <text:p>99,0%</text:p>
          </table:table-cell>
          <table:table-cell office:value-type="float" office:value="139500" table:style-name="ce38">
            <text:p>139.500</text:p>
          </table:table-cell>
          <table:table-cell office:value-type="percentage" office:value="0.94956741928676935" table:style-name="ce39">
            <text:p>95,0%</text:p>
          </table:table-cell>
          <table:table-cell office:value-type="float" office:value="195897" table:style-name="ce38">
            <text:p>195.897</text:p>
          </table:table-cell>
          <table:table-cell office:value-type="percentage" office:value="0.91860018006527366" table:style-name="ce39">
            <text:p>91,9%</text:p>
          </table:table-cell>
          <table:table-cell office:value-type="float" office:value="206111" table:style-name="ce38">
            <text:p>206.111</text:p>
          </table:table-cell>
          <table:table-cell office:value-type="percentage" office:value="0.81095936763496579" table:style-name="ce39">
            <text:p>81,1%</text:p>
          </table:table-cell>
          <table:table-cell office:value-type="float" office:value="98140" table:style-name="ce38">
            <text:p>98.140</text:p>
          </table:table-cell>
          <table:table-cell office:value-type="percentage" office:value="0.46956263785687286" table:style-name="ce39">
            <text:p>47,0%</text:p>
          </table:table-cell>
          <table:table-cell office:value-type="float" office:value="21153" table:style-name="ce38">
            <text:p>21.153</text:p>
          </table:table-cell>
          <table:table-cell office:value-type="percentage" office:value="0.12280548975895221" table:style-name="ce39">
            <text:p>12,3%</text:p>
          </table:table-cell>
          <table:table-cell office:value-type="float" office:value="1159" table:style-name="ce38">
            <text:p>1.159</text:p>
          </table:table-cell>
          <table:table-cell office:value-type="percentage" office:value="8.1680691220206627E-3" table:style-name="ce39">
            <text:p>0,8%</text:p>
          </table:table-cell>
          <table:table-cell office:value-type="float" office:value="837275" table:style-name="ce38">
            <text:p>837.27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3907438687709761" table:style-name="ce39">
            <text:p>6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8" table:style-name="ce38">
            <text:p>42.388</text:p>
          </table:table-cell>
          <table:table-cell office:value-type="percentage" office:value="1" table:style-name="ce39">
            <text:p>100,0%</text:p>
          </table:table-cell>
          <table:table-cell office:value-type="float" office:value="55666" table:style-name="ce38">
            <text:p>55.666</text:p>
          </table:table-cell>
          <table:table-cell office:value-type="percentage" office:value="0.99774161170060227" table:style-name="ce39">
            <text:p>99,8%</text:p>
          </table:table-cell>
          <table:table-cell office:value-type="float" office:value="69716" table:style-name="ce38">
            <text:p>69.716</text:p>
          </table:table-cell>
          <table:table-cell office:value-type="percentage" office:value="0.94409836953577808" table:style-name="ce39">
            <text:p>94,4%</text:p>
          </table:table-cell>
          <table:table-cell office:value-type="float" office:value="87893" table:style-name="ce38">
            <text:p>87.893</text:p>
          </table:table-cell>
          <table:table-cell office:value-type="percentage" office:value="0.9089809088464641" table:style-name="ce39">
            <text:p>90,9%</text:p>
          </table:table-cell>
          <table:table-cell office:value-type="float" office:value="88638" table:style-name="ce38">
            <text:p>88.638</text:p>
          </table:table-cell>
          <table:table-cell office:value-type="percentage" office:value="0.82070702394400108" table:style-name="ce39">
            <text:p>82,1%</text:p>
          </table:table-cell>
          <table:table-cell office:value-type="float" office:value="43531" table:style-name="ce38">
            <text:p>43.531</text:p>
          </table:table-cell>
          <table:table-cell office:value-type="percentage" office:value="0.53516676706703881" table:style-name="ce39">
            <text:p>53,5%</text:p>
          </table:table-cell>
          <table:table-cell office:value-type="float" office:value="14330" table:style-name="ce38">
            <text:p>14.330</text:p>
          </table:table-cell>
          <table:table-cell office:value-type="percentage" office:value="0.21034244866205762" table:style-name="ce39">
            <text:p>21,0%</text:p>
          </table:table-cell>
          <table:table-cell office:value-type="float" office:value="1344" table:style-name="ce38">
            <text:p>1.344</text:p>
          </table:table-cell>
          <table:table-cell office:value-type="percentage" office:value="2.3834858480527771E-2" table:style-name="ce39">
            <text:p>2,4%</text:p>
          </table:table-cell>
          <table:table-cell office:value-type="float" office:value="403506" table:style-name="ce38">
            <text:p>403.50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9407968294705125" table:style-name="ce39">
            <text:p>69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917" table:style-name="ce38">
            <text:p>162.917</text:p>
          </table:table-cell>
          <table:table-cell office:value-type="percentage" office:value="1" table:style-name="ce39">
            <text:p>100,0%</text:p>
          </table:table-cell>
          <table:table-cell office:value-type="float" office:value="210687" table:style-name="ce38">
            <text:p>210.687</text:p>
          </table:table-cell>
          <table:table-cell office:value-type="percentage" office:value="0.98876483590747177" table:style-name="ce39">
            <text:p>98,9%</text:p>
          </table:table-cell>
          <table:table-cell office:value-type="float" office:value="269363" table:style-name="ce38">
            <text:p>269.363</text:p>
          </table:table-cell>
          <table:table-cell office:value-type="percentage" office:value="0.96160203342151018" table:style-name="ce39">
            <text:p>96,2%</text:p>
          </table:table-cell>
          <table:table-cell office:value-type="float" office:value="306709" table:style-name="ce38">
            <text:p>306.709</text:p>
          </table:table-cell>
          <table:table-cell office:value-type="percentage" office:value="0.90214632166293607" table:style-name="ce39">
            <text:p>90,2%</text:p>
          </table:table-cell>
          <table:table-cell office:value-type="float" office:value="290550" table:style-name="ce38">
            <text:p>290.550</text:p>
          </table:table-cell>
          <table:table-cell office:value-type="percentage" office:value="0.80232953086297021" table:style-name="ce39">
            <text:p>80,2%</text:p>
          </table:table-cell>
          <table:table-cell office:value-type="float" office:value="123819" table:style-name="ce38">
            <text:p>123.819</text:p>
          </table:table-cell>
          <table:table-cell office:value-type="percentage" office:value="0.47523441428094404" table:style-name="ce39">
            <text:p>47,5%</text:p>
          </table:table-cell>
          <table:table-cell office:value-type="float" office:value="30996" table:style-name="ce38">
            <text:p>30.996</text:p>
          </table:table-cell>
          <table:table-cell office:value-type="percentage" office:value="0.15380035130548692" table:style-name="ce39">
            <text:p>15,4%</text:p>
          </table:table-cell>
          <table:table-cell office:value-type="float" office:value="1932" table:style-name="ce38">
            <text:p>1.932</text:p>
          </table:table-cell>
          <table:table-cell office:value-type="percentage" office:value="1.1458666951354045E-2" table:style-name="ce39">
            <text:p>1,1%</text:p>
          </table:table-cell>
          <table:table-cell office:value-type="float" office:value="1396973" table:style-name="ce38">
            <text:p>1.396.97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0413968546475381" table:style-name="ce39">
            <text:p>70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2" table:style-name="ce38">
            <text:p>2.372</text:p>
          </table:table-cell>
          <table:table-cell office:value-type="percentage" office:value="0.91055662188099806" table:style-name="ce39">
            <text:p>91,1%</text:p>
          </table:table-cell>
          <table:table-cell office:value-type="float" office:value="3809" table:style-name="ce38">
            <text:p>3.809</text:p>
          </table:table-cell>
          <table:table-cell office:value-type="percentage" office:value="0.88212135247799905" table:style-name="ce39">
            <text:p>88,2%</text:p>
          </table:table-cell>
          <table:table-cell office:value-type="float" office:value="7258" table:style-name="ce38">
            <text:p>7.258</text:p>
          </table:table-cell>
          <table:table-cell office:value-type="percentage" office:value="0.92376225022273128" table:style-name="ce39">
            <text:p>92,4%</text:p>
          </table:table-cell>
          <table:table-cell office:value-type="float" office:value="9696" table:style-name="ce38">
            <text:p>9.696</text:p>
          </table:table-cell>
          <table:table-cell office:value-type="percentage" office:value="0.83904465212876422" table:style-name="ce39">
            <text:p>83,9%</text:p>
          </table:table-cell>
          <table:table-cell office:value-type="float" office:value="9721" table:style-name="ce38">
            <text:p>9.721</text:p>
          </table:table-cell>
          <table:table-cell office:value-type="percentage" office:value="0.76894478721721249" table:style-name="ce39">
            <text:p>76,9%</text:p>
          </table:table-cell>
          <table:table-cell office:value-type="float" office:value="7229" table:style-name="ce38">
            <text:p>7.229</text:p>
          </table:table-cell>
          <table:table-cell office:value-type="percentage" office:value="0.6077854380359845" table:style-name="ce39">
            <text:p>60,8%</text:p>
          </table:table-cell>
          <table:table-cell office:value-type="float" office:value="5995" table:style-name="ce38">
            <text:p>5.995</text:p>
          </table:table-cell>
          <table:table-cell office:value-type="percentage" office:value="0.54663991975927784" table:style-name="ce39">
            <text:p>54,7%</text:p>
          </table:table-cell>
          <table:table-cell office:value-type="float" office:value="2249" table:style-name="ce38">
            <text:p>2.249</text:p>
          </table:table-cell>
          <table:table-cell office:value-type="percentage" office:value="0.24643874643874644" table:style-name="ce39">
            <text:p>24,6%</text:p>
          </table:table-cell>
          <table:table-cell office:value-type="float" office:value="48329" table:style-name="ce38">
            <text:p>48.32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8102585781723379" table:style-name="ce39">
            <text:p>68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75" table:style-name="ce38">
            <text:p>1.975</text:p>
          </table:table-cell>
          <table:table-cell office:value-type="percentage" office:value="0.84078331204767986" table:style-name="ce39">
            <text:p>84,1%</text:p>
          </table:table-cell>
          <table:table-cell office:value-type="float" office:value="3248" table:style-name="ce38">
            <text:p>3.248</text:p>
          </table:table-cell>
          <table:table-cell office:value-type="percentage" office:value="0.86659551760939169" table:style-name="ce39">
            <text:p>86,7%</text:p>
          </table:table-cell>
          <table:table-cell office:value-type="float" office:value="6845" table:style-name="ce38">
            <text:p>6.845</text:p>
          </table:table-cell>
          <table:table-cell office:value-type="percentage" office:value="0.8745368595886035" table:style-name="ce39">
            <text:p>87,5%</text:p>
          </table:table-cell>
          <table:table-cell office:value-type="float" office:value="9124" table:style-name="ce38">
            <text:p>9.124</text:p>
          </table:table-cell>
          <table:table-cell office:value-type="percentage" office:value="0.80750508894592443" table:style-name="ce39">
            <text:p>80,8%</text:p>
          </table:table-cell>
          <table:table-cell office:value-type="float" office:value="9223" table:style-name="ce38">
            <text:p>9.223</text:p>
          </table:table-cell>
          <table:table-cell office:value-type="percentage" office:value="0.76845525745709053" table:style-name="ce39">
            <text:p>76,8%</text:p>
          </table:table-cell>
          <table:table-cell office:value-type="float" office:value="7231" table:style-name="ce38">
            <text:p>7.231</text:p>
          </table:table-cell>
          <table:table-cell office:value-type="percentage" office:value="0.5959779114810847" table:style-name="ce39">
            <text:p>59,6%</text:p>
          </table:table-cell>
          <table:table-cell office:value-type="float" office:value="6228" table:style-name="ce38">
            <text:p>6.228</text:p>
          </table:table-cell>
          <table:table-cell office:value-type="percentage" office:value="0.51921634014172569" table:style-name="ce39">
            <text:p>51,9%</text:p>
          </table:table-cell>
          <table:table-cell office:value-type="float" office:value="2554" table:style-name="ce38">
            <text:p>2.554</text:p>
          </table:table-cell>
          <table:table-cell office:value-type="percentage" office:value="0.26676415291414246" table:style-name="ce39">
            <text:p>26,7%</text:p>
          </table:table-cell>
          <table:table-cell office:value-type="float" office:value="46428" table:style-name="ce38">
            <text:p>46.42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5458852059159423" table:style-name="ce39">
            <text:p>65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51" table:style-name="ce38">
            <text:p>3.451</text:p>
          </table:table-cell>
          <table:table-cell office:value-type="string" table:style-name="ce39">
            <text:p>-</text:p>
          </table:table-cell>
          <table:table-cell office:value-type="float" office:value="9267" table:style-name="ce38">
            <text:p>9.267</text:p>
          </table:table-cell>
          <table:table-cell office:value-type="string" table:style-name="ce39">
            <text:p>-</text:p>
          </table:table-cell>
          <table:table-cell office:value-type="float" office:value="20964" table:style-name="ce38">
            <text:p>20.964</text:p>
          </table:table-cell>
          <table:table-cell office:value-type="string" table:style-name="ce39">
            <text:p>-</text:p>
          </table:table-cell>
          <table:table-cell office:value-type="float" office:value="29352" table:style-name="ce38">
            <text:p>29.352</text:p>
          </table:table-cell>
          <table:table-cell office:value-type="string" table:style-name="ce39">
            <text:p>-</text:p>
          </table:table-cell>
          <table:table-cell office:value-type="float" office:value="22568" table:style-name="ce38">
            <text:p>22.568</text:p>
          </table:table-cell>
          <table:table-cell office:value-type="string" table:style-name="ce39">
            <text:p>-</text:p>
          </table:table-cell>
          <table:table-cell office:value-type="float" office:value="904" table:style-name="ce38">
            <text:p>904</text:p>
          </table:table-cell>
          <table:table-cell office:value-type="string" table:style-name="ce39">
            <text:p>-</text:p>
          </table:table-cell>
          <table:table-cell office:value-type="float" office:value="86554" table:style-name="ce38">
            <text:p>86.55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99" table:style-name="ce41">
            <text:p>99</text:p>
          </table:table-cell>
          <table:table-cell office:value-type="string" table:style-name="ce42">
            <text:p>-</text:p>
          </table:table-cell>
          <table:table-cell office:value-type="float" office:value="335" table:style-name="ce41">
            <text:p>335</text:p>
          </table:table-cell>
          <table:table-cell office:value-type="string" table:style-name="ce42">
            <text:p>-</text:p>
          </table:table-cell>
          <table:table-cell office:value-type="float" office:value="622" table:style-name="ce41">
            <text:p>622</text:p>
          </table:table-cell>
          <table:table-cell office:value-type="string" table:style-name="ce42">
            <text:p>-</text:p>
          </table:table-cell>
          <table:table-cell office:value-type="float" office:value="652" table:style-name="ce41">
            <text:p>652</text:p>
          </table:table-cell>
          <table:table-cell office:value-type="string" table:style-name="ce42">
            <text:p>-</text:p>
          </table:table-cell>
          <table:table-cell office:value-type="float" office:value="471" table:style-name="ce41">
            <text:p>471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2232" table:style-name="ce41">
            <text:p>2.23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1034" table:style-name="ce45">
            <text:p>2.921.034</text:p>
          </table:table-cell>
          <table:table-cell office:value-type="percentage" office:value="1" table:style-name="ce46">
            <text:p>100,0%</text:p>
          </table:table-cell>
          <table:table-cell office:value-type="float" office:value="3907372" table:style-name="ce45">
            <text:p>3.907.372</text:p>
          </table:table-cell>
          <table:table-cell office:value-type="percentage" office:value="0.98669888852273147" table:style-name="ce46">
            <text:p>98,7%</text:p>
          </table:table-cell>
          <table:table-cell office:value-type="float" office:value="5080001" table:style-name="ce45">
            <text:p>5.080.001</text:p>
          </table:table-cell>
          <table:table-cell office:value-type="percentage" office:value="0.95184829040211083" table:style-name="ce46">
            <text:p>95,2%</text:p>
          </table:table-cell>
          <table:table-cell office:value-type="float" office:value="6325789" table:style-name="ce45">
            <text:p>6.325.789</text:p>
          </table:table-cell>
          <table:table-cell office:value-type="percentage" office:value="0.89940477493798787" table:style-name="ce46">
            <text:p>89,9%</text:p>
          </table:table-cell>
          <table:table-cell office:value-type="float" office:value="6163248" table:style-name="ce45">
            <text:p>6.163.248</text:p>
          </table:table-cell>
          <table:table-cell office:value-type="percentage" office:value="0.780974834817734" table:style-name="ce46">
            <text:p>78,1%</text:p>
          </table:table-cell>
          <table:table-cell office:value-type="float" office:value="2764144" table:style-name="ce45">
            <text:p>2.764.144</text:p>
          </table:table-cell>
          <table:table-cell office:value-type="percentage" office:value="0.44365412638636698" table:style-name="ce46">
            <text:p>44,4%</text:p>
          </table:table-cell>
          <table:table-cell office:value-type="float" office:value="932461" table:style-name="ce45">
            <text:p>932.461</text:p>
          </table:table-cell>
          <table:table-cell office:value-type="percentage" office:value="0.18858015952627491" table:style-name="ce46">
            <text:p>18,9%</text:p>
          </table:table-cell>
          <table:table-cell office:value-type="float" office:value="122200" table:style-name="ce45">
            <text:p>122.200</text:p>
          </table:table-cell>
          <table:table-cell office:value-type="percentage" office:value="3.1424496603737098E-2" table:style-name="ce46">
            <text:p>3,1%</text:p>
          </table:table-cell>
          <table:table-cell office:value-type="float" office:value="28216249" table:style-name="ce45">
            <text:p>28.216.249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6990419974896853" table:style-name="ce46">
            <text:p>67,0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740" table:style-name="ce35">
            <text:p>424.740</text:p>
          </table:table-cell>
          <table:table-cell office:value-type="percentage" office:value="1" table:style-name="ce36">
            <text:p>100,0%</text:p>
          </table:table-cell>
          <table:table-cell office:value-type="float" office:value="641103" table:style-name="ce35">
            <text:p>641.103</text:p>
          </table:table-cell>
          <table:table-cell office:value-type="percentage" office:value="0.9857345156146935" table:style-name="ce36">
            <text:p>98,6%</text:p>
          </table:table-cell>
          <table:table-cell office:value-type="float" office:value="638252" table:style-name="ce35">
            <text:p>638.252</text:p>
          </table:table-cell>
          <table:table-cell office:value-type="percentage" office:value="0.69666985756652589" table:style-name="ce36">
            <text:p>69,7%</text:p>
          </table:table-cell>
          <table:table-cell office:value-type="float" office:value="1055002" table:style-name="ce35">
            <text:p>1.055.002</text:p>
          </table:table-cell>
          <table:table-cell office:value-type="percentage" office:value="0.83397983116485819" table:style-name="ce36">
            <text:p>83,4%</text:p>
          </table:table-cell>
          <table:table-cell office:value-type="float" office:value="812674" table:style-name="ce35">
            <text:p>812.674</text:p>
          </table:table-cell>
          <table:table-cell office:value-type="percentage" office:value="0.58671993785349075" table:style-name="ce36">
            <text:p>58,7%</text:p>
          </table:table-cell>
          <table:table-cell office:value-type="float" office:value="182985" table:style-name="ce35">
            <text:p>182.985</text:p>
          </table:table-cell>
          <table:table-cell office:value-type="percentage" office:value="0.16048260988917021" table:style-name="ce36">
            <text:p>16,0%</text:p>
          </table:table-cell>
          <table:table-cell office:value-type="float" office:value="99113" table:style-name="ce35">
            <text:p>99.113</text:p>
          </table:table-cell>
          <table:table-cell office:value-type="percentage" office:value="0.1067255177285414" table:style-name="ce36">
            <text:p>10,7%</text:p>
          </table:table-cell>
          <table:table-cell office:value-type="float" office:value="4877" table:style-name="ce35">
            <text:p>4.877</text:p>
          </table:table-cell>
          <table:table-cell office:value-type="percentage" office:value="6.4775596454807833E-3" table:style-name="ce36">
            <text:p>0,6%</text:p>
          </table:table-cell>
          <table:table-cell office:value-type="float" office:value="3858746" table:style-name="ce35">
            <text:p>3.858.74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1781521006176212" table:style-name="ce36">
            <text:p>5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89" table:style-name="ce38">
            <text:p>99.089</text:p>
          </table:table-cell>
          <table:table-cell office:value-type="percentage" office:value="1" table:style-name="ce39">
            <text:p>100,0%</text:p>
          </table:table-cell>
          <table:table-cell office:value-type="float" office:value="117089" table:style-name="ce38">
            <text:p>117.089</text:p>
          </table:table-cell>
          <table:table-cell office:value-type="percentage" office:value="0.98431339582194943" table:style-name="ce39">
            <text:p>98,4%</text:p>
          </table:table-cell>
          <table:table-cell office:value-type="float" office:value="91775" table:style-name="ce38">
            <text:p>91.775</text:p>
          </table:table-cell>
          <table:table-cell office:value-type="percentage" office:value="0.58692051391917732" table:style-name="ce39">
            <text:p>58,7%</text:p>
          </table:table-cell>
          <table:table-cell office:value-type="float" office:value="168778" table:style-name="ce38">
            <text:p>168.778</text:p>
          </table:table-cell>
          <table:table-cell office:value-type="percentage" office:value="0.85127051536824261" table:style-name="ce39">
            <text:p>85,1%</text:p>
          </table:table-cell>
          <table:table-cell office:value-type="float" office:value="123435" table:style-name="ce38">
            <text:p>123.435</text:p>
          </table:table-cell>
          <table:table-cell office:value-type="percentage" office:value="0.57426852700483388" table:style-name="ce39">
            <text:p>57,4%</text:p>
          </table:table-cell>
          <table:table-cell office:value-type="float" office:value="28858" table:style-name="ce38">
            <text:p>28.858</text:p>
          </table:table-cell>
          <table:table-cell office:value-type="percentage" office:value="0.1756570858137638" table:style-name="ce39">
            <text:p>17,6%</text:p>
          </table:table-cell>
          <table:table-cell office:value-type="float" office:value="19052" table:style-name="ce38">
            <text:p>19.052</text:p>
          </table:table-cell>
          <table:table-cell office:value-type="percentage" office:value="0.14610317405541368" table:style-name="ce39">
            <text:p>14,6%</text:p>
          </table:table-cell>
          <table:table-cell office:value-type="float" office:value="2749" table:style-name="ce38">
            <text:p>2.749</text:p>
          </table:table-cell>
          <table:table-cell office:value-type="percentage" office:value="2.6661106207993484E-2" table:style-name="ce39">
            <text:p>2,7%</text:p>
          </table:table-cell>
          <table:table-cell office:value-type="float" office:value="650825" table:style-name="ce38">
            <text:p>650.82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4915731048134642" table:style-name="ce39">
            <text:p>5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70" table:style-name="ce38">
            <text:p>87.370</text:p>
          </table:table-cell>
          <table:table-cell office:value-type="percentage" office:value="0.99480791565140159" table:style-name="ce39">
            <text:p>99,5%</text:p>
          </table:table-cell>
          <table:table-cell office:value-type="float" office:value="112370" table:style-name="ce38">
            <text:p>112.370</text:p>
          </table:table-cell>
          <table:table-cell office:value-type="percentage" office:value="1" table:style-name="ce39">
            <text:p>100,0%</text:p>
          </table:table-cell>
          <table:table-cell office:value-type="float" office:value="99259" table:style-name="ce38">
            <text:p>99.259</text:p>
          </table:table-cell>
          <table:table-cell office:value-type="percentage" office:value="0.66326544249325103" table:style-name="ce39">
            <text:p>66,3%</text:p>
          </table:table-cell>
          <table:table-cell office:value-type="float" office:value="141288" table:style-name="ce38">
            <text:p>141.288</text:p>
          </table:table-cell>
          <table:table-cell office:value-type="percentage" office:value="0.8686894770819884" table:style-name="ce39">
            <text:p>86,9%</text:p>
          </table:table-cell>
          <table:table-cell office:value-type="float" office:value="117762" table:style-name="ce38">
            <text:p>117.762</text:p>
          </table:table-cell>
          <table:table-cell office:value-type="percentage" office:value="0.70519123556077201" table:style-name="ce39">
            <text:p>70,5%</text:p>
          </table:table-cell>
          <table:table-cell office:value-type="float" office:value="17906" table:style-name="ce38">
            <text:p>17.906</text:p>
          </table:table-cell>
          <table:table-cell office:value-type="percentage" office:value="0.15645123240513409" table:style-name="ce39">
            <text:p>15,6%</text:p>
          </table:table-cell>
          <table:table-cell office:value-type="float" office:value="10048" table:style-name="ce38">
            <text:p>10.048</text:p>
          </table:table-cell>
          <table:table-cell office:value-type="percentage" office:value="0.12701141434187407" table:style-name="ce39">
            <text:p>12,7%</text:p>
          </table:table-cell>
          <table:table-cell office:value-type="float" office:value="548" table:style-name="ce38">
            <text:p>548</text:p>
          </table:table-cell>
          <table:table-cell office:value-type="percentage" office:value="8.5625000000000007E-3" table:style-name="ce39">
            <text:p>0,9%</text:p>
          </table:table-cell>
          <table:table-cell office:value-type="float" office:value="586551" table:style-name="ce38">
            <text:p>586.55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2804801660086929" table:style-name="ce39">
            <text:p>6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073" table:style-name="ce38">
            <text:p>50.073</text:p>
          </table:table-cell>
          <table:table-cell office:value-type="percentage" office:value="1" table:style-name="ce39">
            <text:p>100,0%</text:p>
          </table:table-cell>
          <table:table-cell office:value-type="float" office:value="76944" table:style-name="ce38">
            <text:p>76.944</text:p>
          </table:table-cell>
          <table:table-cell office:value-type="percentage" office:value="0.95563614685279941" table:style-name="ce39">
            <text:p>95,6%</text:p>
          </table:table-cell>
          <table:table-cell office:value-type="float" office:value="67815" table:style-name="ce38">
            <text:p>67.815</text:p>
          </table:table-cell>
          <table:table-cell office:value-type="percentage" office:value="0.57847327072190802" table:style-name="ce39">
            <text:p>57,8%</text:p>
          </table:table-cell>
          <table:table-cell office:value-type="float" office:value="130747" table:style-name="ce38">
            <text:p>130.747</text:p>
          </table:table-cell>
          <table:table-cell office:value-type="percentage" office:value="0.78859689861698345" table:style-name="ce39">
            <text:p>78,9%</text:p>
          </table:table-cell>
          <table:table-cell office:value-type="float" office:value="122255" table:style-name="ce38">
            <text:p>122.255</text:p>
          </table:table-cell>
          <table:table-cell office:value-type="percentage" office:value="0.59297576780552164" table:style-name="ce39">
            <text:p>59,3%</text:p>
          </table:table-cell>
          <table:table-cell office:value-type="float" office:value="34467" table:style-name="ce38">
            <text:p>34.467</text:p>
          </table:table-cell>
          <table:table-cell office:value-type="percentage" office:value="0.18918473875743055" table:style-name="ce39">
            <text:p>18,9%</text:p>
          </table:table-cell>
          <table:table-cell office:value-type="float" office:value="14131" table:style-name="ce38">
            <text:p>14.131</text:p>
          </table:table-cell>
          <table:table-cell office:value-type="percentage" office:value="0.10244160589233156" table:style-name="ce39">
            <text:p>10,2%</text:p>
          </table:table-cell>
          <table:table-cell office:value-type="float" office:value="1341" table:style-name="ce38">
            <text:p>1.341</text:p>
          </table:table-cell>
          <table:table-cell office:value-type="percentage" office:value="1.4044826141600335E-2" table:style-name="ce39">
            <text:p>1,4%</text:p>
          </table:table-cell>
          <table:table-cell office:value-type="float" office:value="497773" table:style-name="ce38">
            <text:p>497.77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8100190652518632" table:style-name="ce39">
            <text:p>4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590" table:style-name="ce38">
            <text:p>89.590</text:p>
          </table:table-cell>
          <table:table-cell office:value-type="percentage" office:value="0.99284099472494347" table:style-name="ce39">
            <text:p>99,3%</text:p>
          </table:table-cell>
          <table:table-cell office:value-type="float" office:value="145086" table:style-name="ce38">
            <text:p>145.086</text:p>
          </table:table-cell>
          <table:table-cell office:value-type="percentage" office:value="0.93887957756048945" table:style-name="ce39">
            <text:p>93,9%</text:p>
          </table:table-cell>
          <table:table-cell office:value-type="float" office:value="142283" table:style-name="ce38">
            <text:p>142.283</text:p>
          </table:table-cell>
          <table:table-cell office:value-type="percentage" office:value="0.6052226362445341" table:style-name="ce39">
            <text:p>60,5%</text:p>
          </table:table-cell>
          <table:table-cell office:value-type="float" office:value="268191" table:style-name="ce38">
            <text:p>268.191</text:p>
          </table:table-cell>
          <table:table-cell office:value-type="percentage" office:value="0.76514070844935411" table:style-name="ce39">
            <text:p>76,5%</text:p>
          </table:table-cell>
          <table:table-cell office:value-type="float" office:value="194200" table:style-name="ce38">
            <text:p>194.200</text:p>
          </table:table-cell>
          <table:table-cell office:value-type="percentage" office:value="0.50061352223631428" table:style-name="ce39">
            <text:p>50,1%</text:p>
          </table:table-cell>
          <table:table-cell office:value-type="float" office:value="55825" table:style-name="ce38">
            <text:p>55.825</text:p>
          </table:table-cell>
          <table:table-cell office:value-type="percentage" office:value="0.17953970939170372" table:style-name="ce39">
            <text:p>18,0%</text:p>
          </table:table-cell>
          <table:table-cell office:value-type="float" office:value="23192" table:style-name="ce38">
            <text:p>23.192</text:p>
          </table:table-cell>
          <table:table-cell office:value-type="percentage" office:value="9.2123869901647684E-2" table:style-name="ce39">
            <text:p>9,2%</text:p>
          </table:table-cell>
          <table:table-cell office:value-type="float" office:value="1056" table:style-name="ce38">
            <text:p>1.056</text:p>
          </table:table-cell>
          <table:table-cell office:value-type="percentage" office:value="5.8732904330995508E-3" table:style-name="ce39">
            <text:p>0,6%</text:p>
          </table:table-cell>
          <table:table-cell office:value-type="float" office:value="919423" table:style-name="ce38">
            <text:p>919.42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6890819645711335" table:style-name="ce39">
            <text:p>4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92" table:style-name="ce38">
            <text:p>41.692</text:p>
          </table:table-cell>
          <table:table-cell office:value-type="percentage" office:value="1" table:style-name="ce39">
            <text:p>100,0%</text:p>
          </table:table-cell>
          <table:table-cell office:value-type="float" office:value="55251" table:style-name="ce38">
            <text:p>55.251</text:p>
          </table:table-cell>
          <table:table-cell office:value-type="percentage" office:value="1" table:style-name="ce39">
            <text:p>100,0%</text:p>
          </table:table-cell>
          <table:table-cell office:value-type="float" office:value="45687" table:style-name="ce38">
            <text:p>45.687</text:p>
          </table:table-cell>
          <table:table-cell office:value-type="percentage" office:value="0.59069105953843171" table:style-name="ce39">
            <text:p>59,1%</text:p>
          </table:table-cell>
          <table:table-cell office:value-type="float" office:value="74521" table:style-name="ce38">
            <text:p>74.521</text:p>
          </table:table-cell>
          <table:table-cell office:value-type="percentage" office:value="0.82834244809034729" table:style-name="ce39">
            <text:p>82,8%</text:p>
          </table:table-cell>
          <table:table-cell office:value-type="float" office:value="46939" table:style-name="ce38">
            <text:p>46.939</text:p>
          </table:table-cell>
          <table:table-cell office:value-type="percentage" office:value="0.48010105452648588" table:style-name="ce39">
            <text:p>48,0%</text:p>
          </table:table-cell>
          <table:table-cell office:value-type="float" office:value="9010" table:style-name="ce38">
            <text:p>9.010</text:p>
          </table:table-cell>
          <table:table-cell office:value-type="percentage" office:value="0.12785038241596072" table:style-name="ce39">
            <text:p>12,8%</text:p>
          </table:table-cell>
          <table:table-cell office:value-type="float" office:value="5049" table:style-name="ce38">
            <text:p>5.049</text:p>
          </table:table-cell>
          <table:table-cell office:value-type="percentage" office:value="9.9970299970299964E-2" table:style-name="ce39">
            <text:p>10,0%</text:p>
          </table:table-cell>
          <table:table-cell office:value-type="float" office:value="168" table:style-name="ce38">
            <text:p>168</text:p>
          </table:table-cell>
          <table:table-cell office:value-type="percentage" office:value="3.8213952641994405E-3" table:style-name="ce39">
            <text:p>0,4%</text:p>
          </table:table-cell>
          <table:table-cell office:value-type="float" office:value="278317" table:style-name="ce38">
            <text:p>278.31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3101061383977544" table:style-name="ce39">
            <text:p>5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626" table:style-name="ce38">
            <text:p>225.626</text:p>
          </table:table-cell>
          <table:table-cell office:value-type="percentage" office:value="1" table:style-name="ce39">
            <text:p>100,0%</text:p>
          </table:table-cell>
          <table:table-cell office:value-type="float" office:value="246997" table:style-name="ce38">
            <text:p>246.997</text:p>
          </table:table-cell>
          <table:table-cell office:value-type="percentage" office:value="1" table:style-name="ce39">
            <text:p>100,0%</text:p>
          </table:table-cell>
          <table:table-cell office:value-type="float" office:value="252540" table:style-name="ce38">
            <text:p>252.540</text:p>
          </table:table-cell>
          <table:table-cell office:value-type="percentage" office:value="0.7927175704308248" table:style-name="ce39">
            <text:p>79,3%</text:p>
          </table:table-cell>
          <table:table-cell office:value-type="float" office:value="323435" table:style-name="ce38">
            <text:p>323.435</text:p>
          </table:table-cell>
          <table:table-cell office:value-type="percentage" office:value="0.84852102052862854" table:style-name="ce39">
            <text:p>84,9%</text:p>
          </table:table-cell>
          <table:table-cell office:value-type="float" office:value="162742" table:style-name="ce38">
            <text:p>162.742</text:p>
          </table:table-cell>
          <table:table-cell office:value-type="percentage" office:value="0.4479486932467211" table:style-name="ce39">
            <text:p>44,8%</text:p>
          </table:table-cell>
          <table:table-cell office:value-type="float" office:value="35613" table:style-name="ce38">
            <text:p>35.613</text:p>
          </table:table-cell>
          <table:table-cell office:value-type="percentage" office:value="0.13299201218897391" table:style-name="ce39">
            <text:p>13,3%</text:p>
          </table:table-cell>
          <table:table-cell office:value-type="float" office:value="23475" table:style-name="ce38">
            <text:p>23.475</text:p>
          </table:table-cell>
          <table:table-cell office:value-type="percentage" office:value="0.11125276058500706" table:style-name="ce39">
            <text:p>11,1%</text:p>
          </table:table-cell>
          <table:table-cell office:value-type="float" office:value="902" table:style-name="ce38">
            <text:p>902</text:p>
          </table:table-cell>
          <table:table-cell office:value-type="percentage" office:value="5.4553591948809134E-3" table:style-name="ce39">
            <text:p>0,5%</text:p>
          </table:table-cell>
          <table:table-cell office:value-type="float" office:value="1271330" table:style-name="ce38">
            <text:p>1.271.33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8418299710557553" table:style-name="ce39">
            <text:p>5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12" table:style-name="ce38">
            <text:p>135.312</text:p>
          </table:table-cell>
          <table:table-cell office:value-type="percentage" office:value="1" table:style-name="ce39">
            <text:p>100,0%</text:p>
          </table:table-cell>
          <table:table-cell office:value-type="float" office:value="155759" table:style-name="ce38">
            <text:p>155.759</text:p>
          </table:table-cell>
          <table:table-cell office:value-type="percentage" office:value="0.97899447520757255" table:style-name="ce39">
            <text:p>97,9%</text:p>
          </table:table-cell>
          <table:table-cell office:value-type="float" office:value="130215" table:style-name="ce38">
            <text:p>130.215</text:p>
          </table:table-cell>
          <table:table-cell office:value-type="percentage" office:value="0.59610243357565329" table:style-name="ce39">
            <text:p>59,6%</text:p>
          </table:table-cell>
          <table:table-cell office:value-type="float" office:value="249252" table:style-name="ce38">
            <text:p>249.252</text:p>
          </table:table-cell>
          <table:table-cell office:value-type="percentage" office:value="0.81063360630679271" table:style-name="ce39">
            <text:p>81,1%</text:p>
          </table:table-cell>
          <table:table-cell office:value-type="float" office:value="199045" table:style-name="ce38">
            <text:p>199.045</text:p>
          </table:table-cell>
          <table:table-cell office:value-type="percentage" office:value="0.60206288471136249" table:style-name="ce39">
            <text:p>60,2%</text:p>
          </table:table-cell>
          <table:table-cell office:value-type="float" office:value="33003" table:style-name="ce38">
            <text:p>33.003</text:p>
          </table:table-cell>
          <table:table-cell office:value-type="percentage" office:value="0.12411762272424699" table:style-name="ce39">
            <text:p>12,4%</text:p>
          </table:table-cell>
          <table:table-cell office:value-type="float" office:value="18033" table:style-name="ce38">
            <text:p>18.033</text:p>
          </table:table-cell>
          <table:table-cell office:value-type="percentage" office:value="8.26864261838057E-2" table:style-name="ce39">
            <text:p>8,3%</text:p>
          </table:table-cell>
          <table:table-cell office:value-type="float" office:value="698" table:style-name="ce38">
            <text:p>698</text:p>
          </table:table-cell>
          <table:table-cell office:value-type="percentage" office:value="4.0121398845791275E-3" table:style-name="ce39">
            <text:p>0,4%</text:p>
          </table:table-cell>
          <table:table-cell office:value-type="float" office:value="921317" table:style-name="ce38">
            <text:p>921.31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0935711505630299" table:style-name="ce39">
            <text:p>5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062" table:style-name="ce38">
            <text:p>448.062</text:p>
          </table:table-cell>
          <table:table-cell office:value-type="percentage" office:value="1" table:style-name="ce39">
            <text:p>100,0%</text:p>
          </table:table-cell>
          <table:table-cell office:value-type="float" office:value="602488" table:style-name="ce38">
            <text:p>602.488</text:p>
          </table:table-cell>
          <table:table-cell office:value-type="percentage" office:value="0.9483639019537472" table:style-name="ce39">
            <text:p>94,8%</text:p>
          </table:table-cell>
          <table:table-cell office:value-type="float" office:value="643826" table:style-name="ce38">
            <text:p>643.826</text:p>
          </table:table-cell>
          <table:table-cell office:value-type="percentage" office:value="0.76867036619610685" table:style-name="ce39">
            <text:p>76,9%</text:p>
          </table:table-cell>
          <table:table-cell office:value-type="float" office:value="873561" table:style-name="ce38">
            <text:p>873.561</text:p>
          </table:table-cell>
          <table:table-cell office:value-type="percentage" office:value="0.80012548315594711" table:style-name="ce39">
            <text:p>80,0%</text:p>
          </table:table-cell>
          <table:table-cell office:value-type="float" office:value="784621" table:style-name="ce38">
            <text:p>784.621</text:p>
          </table:table-cell>
          <table:table-cell office:value-type="percentage" office:value="0.59587470713990076" table:style-name="ce39">
            <text:p>59,6%</text:p>
          </table:table-cell>
          <table:table-cell office:value-type="float" office:value="169024" table:style-name="ce38">
            <text:p>169.024</text:p>
          </table:table-cell>
          <table:table-cell office:value-type="percentage" office:value="0.16179933604683666" table:style-name="ce39">
            <text:p>16,2%</text:p>
          </table:table-cell>
          <table:table-cell office:value-type="float" office:value="124356" table:style-name="ce38">
            <text:p>124.356</text:p>
          </table:table-cell>
          <table:table-cell office:value-type="percentage" office:value="0.14823079261206173" table:style-name="ce39">
            <text:p>14,8%</text:p>
          </table:table-cell>
          <table:table-cell office:value-type="float" office:value="13485" table:style-name="ce38">
            <text:p>13.485</text:p>
          </table:table-cell>
          <table:table-cell office:value-type="percentage" office:value="2.0551201982425178E-2" table:style-name="ce39">
            <text:p>2,1%</text:p>
          </table:table-cell>
          <table:table-cell office:value-type="float" office:value="3659423" table:style-name="ce38">
            <text:p>3.659.42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3279429150481339" table:style-name="ce39">
            <text:p>5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057" table:style-name="ce38">
            <text:p>291.057</text:p>
          </table:table-cell>
          <table:table-cell office:value-type="percentage" office:value="1" table:style-name="ce39">
            <text:p>100,0%</text:p>
          </table:table-cell>
          <table:table-cell office:value-type="float" office:value="426610" table:style-name="ce38">
            <text:p>426.610</text:p>
          </table:table-cell>
          <table:table-cell office:value-type="percentage" office:value="0.97430240578081684" table:style-name="ce39">
            <text:p>97,4%</text:p>
          </table:table-cell>
          <table:table-cell office:value-type="float" office:value="436947" table:style-name="ce38">
            <text:p>436.947</text:p>
          </table:table-cell>
          <table:table-cell office:value-type="percentage" office:value="0.75241248915154768" table:style-name="ce39">
            <text:p>75,2%</text:p>
          </table:table-cell>
          <table:table-cell office:value-type="float" office:value="631247" table:style-name="ce38">
            <text:p>631.247</text:p>
          </table:table-cell>
          <table:table-cell office:value-type="percentage" office:value="0.83905153827954071" table:style-name="ce39">
            <text:p>83,9%</text:p>
          </table:table-cell>
          <table:table-cell office:value-type="float" office:value="331807" table:style-name="ce38">
            <text:p>331.807</text:p>
          </table:table-cell>
          <table:table-cell office:value-type="percentage" office:value="0.38963324988139802" table:style-name="ce39">
            <text:p>39,0%</text:p>
          </table:table-cell>
          <table:table-cell office:value-type="float" office:value="72476" table:style-name="ce38">
            <text:p>72.476</text:p>
          </table:table-cell>
          <table:table-cell office:value-type="percentage" office:value="0.11171482784824566" table:style-name="ce39">
            <text:p>11,2%</text:p>
          </table:table-cell>
          <table:table-cell office:value-type="float" office:value="48539" table:style-name="ce38">
            <text:p>48.539</text:p>
          </table:table-cell>
          <table:table-cell office:value-type="percentage" office:value="9.404486501358196E-2" table:style-name="ce39">
            <text:p>9,4%</text:p>
          </table:table-cell>
          <table:table-cell office:value-type="float" office:value="1940" table:style-name="ce38">
            <text:p>1.940</text:p>
          </table:table-cell>
          <table:table-cell office:value-type="percentage" office:value="4.5697487344858205E-3" table:style-name="ce39">
            <text:p>0,5%</text:p>
          </table:table-cell>
          <table:table-cell office:value-type="float" office:value="2240623" table:style-name="ce38">
            <text:p>2.240.62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9919649483263634" table:style-name="ce39">
            <text:p>4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77" table:style-name="ce38">
            <text:p>76.677</text:p>
          </table:table-cell>
          <table:table-cell office:value-type="percentage" office:value="1" table:style-name="ce39">
            <text:p>100,0%</text:p>
          </table:table-cell>
          <table:table-cell office:value-type="float" office:value="91144" table:style-name="ce38">
            <text:p>91.144</text:p>
          </table:table-cell>
          <table:table-cell office:value-type="percentage" office:value="0.99203273977970308" table:style-name="ce39">
            <text:p>99,2%</text:p>
          </table:table-cell>
          <table:table-cell office:value-type="float" office:value="104293" table:style-name="ce38">
            <text:p>104.293</text:p>
          </table:table-cell>
          <table:table-cell office:value-type="percentage" office:value="0.8323662976767201" table:style-name="ce39">
            <text:p>83,2%</text:p>
          </table:table-cell>
          <table:table-cell office:value-type="float" office:value="150020" table:style-name="ce38">
            <text:p>150.020</text:p>
          </table:table-cell>
          <table:table-cell office:value-type="percentage" office:value="0.88655919062027233" table:style-name="ce39">
            <text:p>88,7%</text:p>
          </table:table-cell>
          <table:table-cell office:value-type="float" office:value="95598" table:style-name="ce38">
            <text:p>95.598</text:p>
          </table:table-cell>
          <table:table-cell office:value-type="percentage" office:value="0.59938304889212135" table:style-name="ce39">
            <text:p>59,9%</text:p>
          </table:table-cell>
          <table:table-cell office:value-type="float" office:value="21033" table:style-name="ce38">
            <text:p>21.033</text:p>
          </table:table-cell>
          <table:table-cell office:value-type="percentage" office:value="0.15757534893129257" table:style-name="ce39">
            <text:p>15,8%</text:p>
          </table:table-cell>
          <table:table-cell office:value-type="float" office:value="8983" table:style-name="ce38">
            <text:p>8.983</text:p>
          </table:table-cell>
          <table:table-cell office:value-type="percentage" office:value="7.9271090716554887E-2" table:style-name="ce39">
            <text:p>7,9%</text:p>
          </table:table-cell>
          <table:table-cell office:value-type="float" office:value="359" table:style-name="ce38">
            <text:p>359</text:p>
          </table:table-cell>
          <table:table-cell office:value-type="percentage" office:value="4.2359882005899704E-3" table:style-name="ce39">
            <text:p>0,4%</text:p>
          </table:table-cell>
          <table:table-cell office:value-type="float" office:value="548107" table:style-name="ce38">
            <text:p>548.10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7487489996717145" table:style-name="ce39">
            <text:p>57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144" table:style-name="ce38">
            <text:p>239.144</text:p>
          </table:table-cell>
          <table:table-cell office:value-type="percentage" office:value="1" table:style-name="ce39">
            <text:p>100,0%</text:p>
          </table:table-cell>
          <table:table-cell office:value-type="float" office:value="287444" table:style-name="ce38">
            <text:p>287.444</text:p>
          </table:table-cell>
          <table:table-cell office:value-type="percentage" office:value="0.99200033130638243" table:style-name="ce39">
            <text:p>99,2%</text:p>
          </table:table-cell>
          <table:table-cell office:value-type="float" office:value="313406" table:style-name="ce38">
            <text:p>313.406</text:p>
          </table:table-cell>
          <table:table-cell office:value-type="percentage" office:value="0.90337736757300524" table:style-name="ce39">
            <text:p>90,3%</text:p>
          </table:table-cell>
          <table:table-cell office:value-type="float" office:value="366673" table:style-name="ce38">
            <text:p>366.673</text:p>
          </table:table-cell>
          <table:table-cell office:value-type="percentage" office:value="0.90338245185260013" table:style-name="ce39">
            <text:p>90,3%</text:p>
          </table:table-cell>
          <table:table-cell office:value-type="float" office:value="244041" table:style-name="ce38">
            <text:p>244.041</text:p>
          </table:table-cell>
          <table:table-cell office:value-type="percentage" office:value="0.55060793599581248" table:style-name="ce39">
            <text:p>55,1%</text:p>
          </table:table-cell>
          <table:table-cell office:value-type="float" office:value="41439" table:style-name="ce38">
            <text:p>41.439</text:p>
          </table:table-cell>
          <table:table-cell office:value-type="percentage" office:value="0.12813226636323158" table:style-name="ce39">
            <text:p>12,8%</text:p>
          </table:table-cell>
          <table:table-cell office:value-type="float" office:value="19487" table:style-name="ce38">
            <text:p>19.487</text:p>
          </table:table-cell>
          <table:table-cell office:value-type="percentage" office:value="8.4366246574393566E-2" table:style-name="ce39">
            <text:p>8,4%</text:p>
          </table:table-cell>
          <table:table-cell office:value-type="float" office:value="359" table:style-name="ce38">
            <text:p>359</text:p>
          </table:table-cell>
          <table:table-cell office:value-type="percentage" office:value="1.9943668857322215E-3" table:style-name="ce39">
            <text:p>0,2%</text:p>
          </table:table-cell>
          <table:table-cell office:value-type="float" office:value="1511993" table:style-name="ce38">
            <text:p>1.511.99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1600930862820369" table:style-name="ce39">
            <text:p>6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50" table:style-name="ce38">
            <text:p>23.050</text:p>
          </table:table-cell>
          <table:table-cell office:value-type="percentage" office:value="1" table:style-name="ce39">
            <text:p>100,0%</text:p>
          </table:table-cell>
          <table:table-cell office:value-type="float" office:value="28348" table:style-name="ce38">
            <text:p>28.348</text:p>
          </table:table-cell>
          <table:table-cell office:value-type="percentage" office:value="1" table:style-name="ce39">
            <text:p>100,0%</text:p>
          </table:table-cell>
          <table:table-cell office:value-type="float" office:value="31504" table:style-name="ce38">
            <text:p>31.504</text:p>
          </table:table-cell>
          <table:table-cell office:value-type="percentage" office:value="0.83525107375788743" table:style-name="ce39">
            <text:p>83,5%</text:p>
          </table:table-cell>
          <table:table-cell office:value-type="float" office:value="40774" table:style-name="ce38">
            <text:p>40.774</text:p>
          </table:table-cell>
          <table:table-cell office:value-type="percentage" office:value="0.85544645854313528" table:style-name="ce39">
            <text:p>85,5%</text:p>
          </table:table-cell>
          <table:table-cell office:value-type="float" office:value="23708" table:style-name="ce38">
            <text:p>23.708</text:p>
          </table:table-cell>
          <table:table-cell office:value-type="percentage" office:value="0.44776852324022137" table:style-name="ce39">
            <text:p>44,8%</text:p>
          </table:table-cell>
          <table:table-cell office:value-type="float" office:value="5266" table:style-name="ce38">
            <text:p>5.266</text:p>
          </table:table-cell>
          <table:table-cell office:value-type="percentage" office:value="0.13393016099086955" table:style-name="ce39">
            <text:p>13,4%</text:p>
          </table:table-cell>
          <table:table-cell office:value-type="float" office:value="3377" table:style-name="ce38">
            <text:p>3.377</text:p>
          </table:table-cell>
          <table:table-cell office:value-type="percentage" office:value="0.11087399041302777" table:style-name="ce39">
            <text:p>11,1%</text:p>
          </table:table-cell>
          <table:table-cell office:value-type="float" office:value="155" table:style-name="ce38">
            <text:p>155</text:p>
          </table:table-cell>
          <table:table-cell office:value-type="percentage" office:value="6.0708130972896759E-3" table:style-name="ce39">
            <text:p>0,6%</text:p>
          </table:table-cell>
          <table:table-cell office:value-type="float" office:value="156182" table:style-name="ce38">
            <text:p>156.18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4999471775187525" table:style-name="ce39">
            <text:p>5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306" table:style-name="ce38">
            <text:p>367.306</text:p>
          </table:table-cell>
          <table:table-cell office:value-type="percentage" office:value="1" table:style-name="ce39">
            <text:p>100,0%</text:p>
          </table:table-cell>
          <table:table-cell office:value-type="float" office:value="501449" table:style-name="ce38">
            <text:p>501.449</text:p>
          </table:table-cell>
          <table:table-cell office:value-type="percentage" office:value="0.95317831284536036" table:style-name="ce39">
            <text:p>95,3%</text:p>
          </table:table-cell>
          <table:table-cell office:value-type="float" office:value="529846" table:style-name="ce38">
            <text:p>529.846</text:p>
          </table:table-cell>
          <table:table-cell office:value-type="percentage" office:value="0.75334661314929274" table:style-name="ce39">
            <text:p>75,3%</text:p>
          </table:table-cell>
          <table:table-cell office:value-type="float" office:value="807692" table:style-name="ce38">
            <text:p>807.692</text:p>
          </table:table-cell>
          <table:table-cell office:value-type="percentage" office:value="0.83029000301197697" table:style-name="ce39">
            <text:p>83,0%</text:p>
          </table:table-cell>
          <table:table-cell office:value-type="float" office:value="402480" table:style-name="ce38">
            <text:p>402.480</text:p>
          </table:table-cell>
          <table:table-cell office:value-type="percentage" office:value="0.34518868822637955" table:style-name="ce39">
            <text:p>34,5%</text:p>
          </table:table-cell>
          <table:table-cell office:value-type="float" office:value="148981" table:style-name="ce38">
            <text:p>148.981</text:p>
          </table:table-cell>
          <table:table-cell office:value-type="percentage" office:value="0.15688155511562277" table:style-name="ce39">
            <text:p>15,7%</text:p>
          </table:table-cell>
          <table:table-cell office:value-type="float" office:value="87165" table:style-name="ce38">
            <text:p>87.165</text:p>
          </table:table-cell>
          <table:table-cell office:value-type="percentage" office:value="0.11739789218492205" table:style-name="ce39">
            <text:p>11,7%</text:p>
          </table:table-cell>
          <table:table-cell office:value-type="float" office:value="4430" table:style-name="ce38">
            <text:p>4.430</text:p>
          </table:table-cell>
          <table:table-cell office:value-type="percentage" office:value="8.0030060952917762E-3" table:style-name="ce39">
            <text:p>0,8%</text:p>
          </table:table-cell>
          <table:table-cell office:value-type="float" office:value="2849349" table:style-name="ce38">
            <text:p>2.849.34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7664420016470566" table:style-name="ce39">
            <text:p>4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06" table:style-name="ce38">
            <text:p>72.206</text:p>
          </table:table-cell>
          <table:table-cell office:value-type="percentage" office:value="1" table:style-name="ce39">
            <text:p>100,0%</text:p>
          </table:table-cell>
          <table:table-cell office:value-type="float" office:value="98537" table:style-name="ce38">
            <text:p>98.537</text:p>
          </table:table-cell>
          <table:table-cell office:value-type="percentage" office:value="0.95760891748219124" table:style-name="ce39">
            <text:p>95,8%</text:p>
          </table:table-cell>
          <table:table-cell office:value-type="float" office:value="93992" table:style-name="ce38">
            <text:p>93.992</text:p>
          </table:table-cell>
          <table:table-cell office:value-type="percentage" office:value="0.63979742561721886" table:style-name="ce39">
            <text:p>64,0%</text:p>
          </table:table-cell>
          <table:table-cell office:value-type="float" office:value="180458" table:style-name="ce38">
            <text:p>180.458</text:p>
          </table:table-cell>
          <table:table-cell office:value-type="percentage" office:value="0.84620362381363246" table:style-name="ce39">
            <text:p>84,6%</text:p>
          </table:table-cell>
          <table:table-cell office:value-type="float" office:value="161488" table:style-name="ce38">
            <text:p>161.488</text:p>
          </table:table-cell>
          <table:table-cell office:value-type="percentage" office:value="0.63538678848113572" table:style-name="ce39">
            <text:p>63,5%</text:p>
          </table:table-cell>
          <table:table-cell office:value-type="float" office:value="24307" table:style-name="ce38">
            <text:p>24.307</text:p>
          </table:table-cell>
          <table:table-cell office:value-type="percentage" office:value="0.11629976603206653" table:style-name="ce39">
            <text:p>11,6%</text:p>
          </table:table-cell>
          <table:table-cell office:value-type="float" office:value="19449" table:style-name="ce38">
            <text:p>19.449</text:p>
          </table:table-cell>
          <table:table-cell office:value-type="percentage" office:value="0.11291277692629233" table:style-name="ce39">
            <text:p>11,3%</text:p>
          </table:table-cell>
          <table:table-cell office:value-type="float" office:value="1047" table:style-name="ce38">
            <text:p>1.047</text:p>
          </table:table-cell>
          <table:table-cell office:value-type="percentage" office:value="7.378747515751195E-3" table:style-name="ce39">
            <text:p>0,7%</text:p>
          </table:table-cell>
          <table:table-cell office:value-type="float" office:value="651484" table:style-name="ce38">
            <text:p>651.48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9726402658653257" table:style-name="ce39">
            <text:p>4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82" table:style-name="ce38">
            <text:p>41.882</text:p>
          </table:table-cell>
          <table:table-cell office:value-type="percentage" office:value="1" table:style-name="ce39">
            <text:p>100,0%</text:p>
          </table:table-cell>
          <table:table-cell office:value-type="float" office:value="55406" table:style-name="ce38">
            <text:p>55.406</text:p>
          </table:table-cell>
          <table:table-cell office:value-type="percentage" office:value="0.99308144536851162" table:style-name="ce39">
            <text:p>99,3%</text:p>
          </table:table-cell>
          <table:table-cell office:value-type="float" office:value="47520" table:style-name="ce38">
            <text:p>47.520</text:p>
          </table:table-cell>
          <table:table-cell office:value-type="percentage" office:value="0.64351876929743779" table:style-name="ce39">
            <text:p>64,4%</text:p>
          </table:table-cell>
          <table:table-cell office:value-type="float" office:value="85662" table:style-name="ce38">
            <text:p>85.662</text:p>
          </table:table-cell>
          <table:table-cell office:value-type="percentage" office:value="0.88590812253087059" table:style-name="ce39">
            <text:p>88,6%</text:p>
          </table:table-cell>
          <table:table-cell office:value-type="float" office:value="70477" table:style-name="ce38">
            <text:p>70.477</text:p>
          </table:table-cell>
          <table:table-cell office:value-type="percentage" office:value="0.65255273050499063" table:style-name="ce39">
            <text:p>65,3%</text:p>
          </table:table-cell>
          <table:table-cell office:value-type="float" office:value="12833" table:style-name="ce38">
            <text:p>12.833</text:p>
          </table:table-cell>
          <table:table-cell office:value-type="percentage" office:value="0.15776791531945758" table:style-name="ce39">
            <text:p>15,8%</text:p>
          </table:table-cell>
          <table:table-cell office:value-type="float" office:value="8327" table:style-name="ce38">
            <text:p>8.327</text:p>
          </table:table-cell>
          <table:table-cell office:value-type="percentage" office:value="0.12222760432721241" table:style-name="ce39">
            <text:p>12,2%</text:p>
          </table:table-cell>
          <table:table-cell office:value-type="float" office:value="425" table:style-name="ce38">
            <text:p>425</text:p>
          </table:table-cell>
          <table:table-cell office:value-type="percentage" office:value="7.5370646236787965E-3" table:style-name="ce39">
            <text:p>0,8%</text:p>
          </table:table-cell>
          <table:table-cell office:value-type="float" office:value="322532" table:style-name="ce38">
            <text:p>322.53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5479449698462557" table:style-name="ce39">
            <text:p>55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0033" table:style-name="ce38">
            <text:p>160.033</text:p>
          </table:table-cell>
          <table:table-cell office:value-type="percentage" office:value="1.013187717632162" table:style-name="ce39">
            <text:p>101,3%</text:p>
          </table:table-cell>
          <table:table-cell office:value-type="float" office:value="208545" table:style-name="ce38">
            <text:p>208.545</text:p>
          </table:table-cell>
          <table:table-cell office:value-type="percentage" office:value="0.9787123206667887" table:style-name="ce39">
            <text:p>97,9%</text:p>
          </table:table-cell>
          <table:table-cell office:value-type="float" office:value="167146" table:style-name="ce38">
            <text:p>167.146</text:p>
          </table:table-cell>
          <table:table-cell office:value-type="percentage" office:value="0.59669640402828794" table:style-name="ce39">
            <text:p>59,7%</text:p>
          </table:table-cell>
          <table:table-cell office:value-type="float" office:value="295614" table:style-name="ce38">
            <text:p>295.614</text:p>
          </table:table-cell>
          <table:table-cell office:value-type="percentage" office:value="0.86951176108972072" table:style-name="ce39">
            <text:p>87,0%</text:p>
          </table:table-cell>
          <table:table-cell office:value-type="float" office:value="170974" table:style-name="ce38">
            <text:p>170.974</text:p>
          </table:table-cell>
          <table:table-cell office:value-type="percentage" office:value="0.47213040512739796" table:style-name="ce39">
            <text:p>47,2%</text:p>
          </table:table-cell>
          <table:table-cell office:value-type="float" office:value="41116" table:style-name="ce38">
            <text:p>41.116</text:p>
          </table:table-cell>
          <table:table-cell office:value-type="percentage" office:value="0.1578088837543131" table:style-name="ce39">
            <text:p>15,8%</text:p>
          </table:table-cell>
          <table:table-cell office:value-type="float" office:value="27688" table:style-name="ce38">
            <text:p>27.688</text:p>
          </table:table-cell>
          <table:table-cell office:value-type="percentage" office:value="0.13738624748181449" table:style-name="ce39">
            <text:p>13,7%</text:p>
          </table:table-cell>
          <table:table-cell office:value-type="float" office:value="1369" table:style-name="ce38">
            <text:p>1.369</text:p>
          </table:table-cell>
          <table:table-cell office:value-type="percentage" office:value="8.1195212507265465E-3" table:style-name="ce39">
            <text:p>0,8%</text:p>
          </table:table-cell>
          <table:table-cell office:value-type="float" office:value="1072485" table:style-name="ce38">
            <text:p>1.072.48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4058256714028574" table:style-name="ce39">
            <text:p>54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39" table:style-name="ce38">
            <text:p>2.339</text:p>
          </table:table-cell>
          <table:table-cell office:value-type="percentage" office:value="0.89788867562380037" table:style-name="ce39">
            <text:p>89,8%</text:p>
          </table:table-cell>
          <table:table-cell office:value-type="float" office:value="3755" table:style-name="ce38">
            <text:p>3.755</text:p>
          </table:table-cell>
          <table:table-cell office:value-type="percentage" office:value="0.86961556276053731" table:style-name="ce39">
            <text:p>87,0%</text:p>
          </table:table-cell>
          <table:table-cell office:value-type="float" office:value="5591" table:style-name="ce38">
            <text:p>5.591</text:p>
          </table:table-cell>
          <table:table-cell office:value-type="percentage" office:value="0.71159475626829582" table:style-name="ce39">
            <text:p>71,2%</text:p>
          </table:table-cell>
          <table:table-cell office:value-type="float" office:value="9340" table:style-name="ce38">
            <text:p>9.340</text:p>
          </table:table-cell>
          <table:table-cell office:value-type="percentage" office:value="0.80823814468674282" table:style-name="ce39">
            <text:p>80,8%</text:p>
          </table:table-cell>
          <table:table-cell office:value-type="float" office:value="8940" table:style-name="ce38">
            <text:p>8.940</text:p>
          </table:table-cell>
          <table:table-cell office:value-type="percentage" office:value="0.70716658756525863" table:style-name="ce39">
            <text:p>70,7%</text:p>
          </table:table-cell>
          <table:table-cell office:value-type="float" office:value="4701" table:style-name="ce38">
            <text:p>4.701</text:p>
          </table:table-cell>
          <table:table-cell office:value-type="percentage" office:value="0.39524129813351272" table:style-name="ce39">
            <text:p>39,5%</text:p>
          </table:table-cell>
          <table:table-cell office:value-type="float" office:value="1451" table:style-name="ce38">
            <text:p>1.451</text:p>
          </table:table-cell>
          <table:table-cell office:value-type="percentage" office:value="0.13230600893589861" table:style-name="ce39">
            <text:p>13,2%</text:p>
          </table:table-cell>
          <table:table-cell office:value-type="float" office:value="180" table:style-name="ce38">
            <text:p>180</text:p>
          </table:table-cell>
          <table:table-cell office:value-type="percentage" office:value="1.9723865877712032E-2" table:style-name="ce39">
            <text:p>2,0%</text:p>
          </table:table-cell>
          <table:table-cell office:value-type="float" office:value="36297" table:style-name="ce38">
            <text:p>36.29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1147748890298039" table:style-name="ce39">
            <text:p>51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03" table:style-name="ce38">
            <text:p>1.903</text:p>
          </table:table-cell>
          <table:table-cell office:value-type="percentage" office:value="0.81013197105151125" table:style-name="ce39">
            <text:p>81,0%</text:p>
          </table:table-cell>
          <table:table-cell office:value-type="float" office:value="3123" table:style-name="ce38">
            <text:p>3.123</text:p>
          </table:table-cell>
          <table:table-cell office:value-type="percentage" office:value="0.83324439701173958" table:style-name="ce39">
            <text:p>83,3%</text:p>
          </table:table-cell>
          <table:table-cell office:value-type="float" office:value="6011" table:style-name="ce38">
            <text:p>6.011</text:p>
          </table:table-cell>
          <table:table-cell office:value-type="percentage" office:value="0.76798262424939312" table:style-name="ce39">
            <text:p>76,8%</text:p>
          </table:table-cell>
          <table:table-cell office:value-type="float" office:value="8733" table:style-name="ce38">
            <text:p>8.733</text:p>
          </table:table-cell>
          <table:table-cell office:value-type="percentage" office:value="0.77290025665988138" table:style-name="ce39">
            <text:p>77,3%</text:p>
          </table:table-cell>
          <table:table-cell office:value-type="float" office:value="8630" table:style-name="ce38">
            <text:p>8.630</text:p>
          </table:table-cell>
          <table:table-cell office:value-type="percentage" office:value="0.7190468255290785" table:style-name="ce39">
            <text:p>71,9%</text:p>
          </table:table-cell>
          <table:table-cell office:value-type="float" office:value="4625" table:style-name="ce38">
            <text:p>4.625</text:p>
          </table:table-cell>
          <table:table-cell office:value-type="percentage" office:value="0.38119179098326877" table:style-name="ce39">
            <text:p>38,1%</text:p>
          </table:table-cell>
          <table:table-cell office:value-type="float" office:value="1528" table:style-name="ce38">
            <text:p>1.528</text:p>
          </table:table-cell>
          <table:table-cell office:value-type="percentage" office:value="0.12738641100458525" table:style-name="ce39">
            <text:p>12,7%</text:p>
          </table:table-cell>
          <table:table-cell office:value-type="float" office:value="242" table:style-name="ce38">
            <text:p>242</text:p>
          </table:table-cell>
          <table:table-cell office:value-type="percentage" office:value="2.5276791309797368E-2" table:style-name="ce39">
            <text:p>2,5%</text:p>
          </table:table-cell>
          <table:table-cell office:value-type="float" office:value="34795" table:style-name="ce38">
            <text:p>34.79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9057481636048333" table:style-name="ce39">
            <text:p>49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1" table:style-name="ce38">
            <text:p>2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998" table:style-name="ce38">
            <text:p>2.998</text:p>
          </table:table-cell>
          <table:table-cell office:value-type="string" table:style-name="ce39">
            <text:p>-</text:p>
          </table:table-cell>
          <table:table-cell office:value-type="float" office:value="8246" table:style-name="ce38">
            <text:p>8.246</text:p>
          </table:table-cell>
          <table:table-cell office:value-type="string" table:style-name="ce39">
            <text:p>-</text:p>
          </table:table-cell>
          <table:table-cell office:value-type="float" office:value="17984" table:style-name="ce38">
            <text:p>17.984</text:p>
          </table:table-cell>
          <table:table-cell office:value-type="string" table:style-name="ce39">
            <text:p>-</text:p>
          </table:table-cell>
          <table:table-cell office:value-type="float" office:value="23620" table:style-name="ce38">
            <text:p>23.620</text:p>
          </table:table-cell>
          <table:table-cell office:value-type="string" table:style-name="ce39">
            <text:p>-</text:p>
          </table:table-cell>
          <table:table-cell office:value-type="float" office:value="17241" table:style-name="ce38">
            <text:p>17.241</text:p>
          </table:table-cell>
          <table:table-cell office:value-type="string" table:style-name="ce39">
            <text:p>-</text:p>
          </table:table-cell>
          <table:table-cell office:value-type="float" office:value="610" table:style-name="ce38">
            <text:p>610</text:p>
          </table:table-cell>
          <table:table-cell office:value-type="string" table:style-name="ce39">
            <text:p>-</text:p>
          </table:table-cell>
          <table:table-cell office:value-type="float" office:value="70733" table:style-name="ce38">
            <text:p>70.73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81" table:style-name="ce41">
            <text:p>81</text:p>
          </table:table-cell>
          <table:table-cell office:value-type="string" table:style-name="ce42">
            <text:p>-</text:p>
          </table:table-cell>
          <table:table-cell office:value-type="float" office:value="308" table:style-name="ce41">
            <text:p>308</text:p>
          </table:table-cell>
          <table:table-cell office:value-type="string" table:style-name="ce42">
            <text:p>-</text:p>
          </table:table-cell>
          <table:table-cell office:value-type="float" office:value="473" table:style-name="ce41">
            <text:p>473</text:p>
          </table:table-cell>
          <table:table-cell office:value-type="string" table:style-name="ce42">
            <text:p>-</text:p>
          </table:table-cell>
          <table:table-cell office:value-type="float" office:value="387" table:style-name="ce41">
            <text:p>387</text:p>
          </table:table-cell>
          <table:table-cell office:value-type="string" table:style-name="ce42">
            <text:p>-</text:p>
          </table:table-cell>
          <table:table-cell office:value-type="float" office:value="287" table:style-name="ce41">
            <text:p>287</text:p>
          </table:table-cell>
          <table:table-cell office:value-type="string" table:style-name="ce42">
            <text:p>-</text:p>
          </table:table-cell>
          <table:table-cell office:value-type="float" office:value="10" table:style-name="ce41">
            <text:p>10</text:p>
          </table:table-cell>
          <table:table-cell office:value-type="string" table:style-name="ce42">
            <text:p>-</text:p>
          </table:table-cell>
          <table:table-cell office:value-type="float" office:value="1579" table:style-name="ce41">
            <text:p>1.57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77186" table:style-name="ce45">
            <text:p>2.877.186</text:p>
          </table:table-cell>
          <table:table-cell office:value-type="percentage" office:value="1" table:style-name="ce46">
            <text:p>100,0%</text:p>
          </table:table-cell>
          <table:table-cell office:value-type="float" office:value="3857480" table:style-name="ce45">
            <text:p>3.857.480</text:p>
          </table:table-cell>
          <table:table-cell office:value-type="percentage" office:value="0.97410004179245435" table:style-name="ce46">
            <text:p>97,4%</text:p>
          </table:table-cell>
          <table:table-cell office:value-type="float" office:value="3850987" table:style-name="ce45">
            <text:p>3.850.987</text:p>
          </table:table-cell>
          <table:table-cell office:value-type="percentage" office:value="0.72156588006788847" table:style-name="ce46">
            <text:p>72,2%</text:p>
          </table:table-cell>
          <table:table-cell office:value-type="float" office:value="5869542" table:style-name="ce45">
            <text:p>5.869.542</text:p>
          </table:table-cell>
          <table:table-cell office:value-type="percentage" office:value="0.83453528113237219" table:style-name="ce46">
            <text:p>83,5%</text:p>
          </table:table-cell>
          <table:table-cell office:value-type="float" office:value="4100273" table:style-name="ce45">
            <text:p>4.100.273</text:p>
          </table:table-cell>
          <table:table-cell office:value-type="percentage" office:value="0.51956533777037928" table:style-name="ce46">
            <text:p>52,0%</text:p>
          </table:table-cell>
          <table:table-cell office:value-type="float" office:value="967475" table:style-name="ce45">
            <text:p>967.475</text:p>
          </table:table-cell>
          <table:table-cell office:value-type="percentage" office:value="0.15528289261545361" table:style-name="ce46">
            <text:p>15,5%</text:p>
          </table:table-cell>
          <table:table-cell office:value-type="float" office:value="579971" table:style-name="ce45">
            <text:p>579.971</text:p>
          </table:table-cell>
          <table:table-cell office:value-type="percentage" office:value="0.11729286661920788" table:style-name="ce46">
            <text:p>11,7%</text:p>
          </table:table-cell>
          <table:table-cell office:value-type="float" office:value="36950" table:style-name="ce45">
            <text:p>36.950</text:p>
          </table:table-cell>
          <table:table-cell office:value-type="percentage" office:value="9.5019243003935001E-3" table:style-name="ce46">
            <text:p>1,0%</text:p>
          </table:table-cell>
          <table:table-cell office:value-type="float" office:value="22139864" table:style-name="ce45">
            <text:p>22.139.86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2563995573865963" table:style-name="ce46">
            <text:p>52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13T14:41:08Z</meta:creation-date>
    <dc:date>2021-07-13T14:41:23Z</dc:date>
  </office:meta>
</office:document-meta>
</file>